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NimbusRomanRegular1" svg:font-family="NimbusRomanRegular"/>
    <style:font-face style:name="NimbusSans1" svg:font-family="NimbusSans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Nimbus Roman" svg:font-family="'Nimbus Roman'" style:font-pitch="variable"/>
    <style:font-face style:name="NimbusRoman" svg:font-family="NimbusRoman" style:font-pitch="variable"/>
    <style:font-face style:name="NimbusRomanRegular" svg:font-family="NimbusRomanRegular" style:font-pitch="variable"/>
    <style:font-face style:name="NimbusSans" svg:font-family="Nimbus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90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4.8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0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4cm" fo:min-width="2.1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9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9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3.7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69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Nimbus Sans"/>
    </style:style>
    <style:style style:name="P2" style:family="paragraph">
      <style:paragraph-properties fo:text-align="start" style:writing-mode="lr-tb"/>
      <style:text-properties style:font-name="Nimbus Sans"/>
    </style:style>
    <style:style style:name="P3" style:family="paragraph">
      <loext:graphic-properties draw:fill="none"/>
      <style:paragraph-properties fo:text-align="start" style:writing-mode="lr-tb"/>
      <style:text-properties style:font-name="Nimbus Sans" fo:font-size="20pt" style:font-size-asian="20pt" style:font-size-complex="20pt"/>
    </style:style>
    <style:style style:name="P4" style:family="paragraph">
      <loext:graphic-properties draw:fill="none"/>
      <style:text-properties style:font-name="Nimbus Sans"/>
    </style:style>
    <style:style style:name="P5" style:family="paragraph">
      <loext:graphic-properties draw:fill="none"/>
      <style:paragraph-properties fo:text-align="start" style:writing-mode="lr-tb"/>
      <style:text-properties style:font-name="Nimbus Sans"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style:font-name="Nimbus Sans"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Nimbus Sans" fo:font-size="16pt" style:font-size-asian="16pt" style:font-size-complex="16pt"/>
    </style:style>
    <style:style style:name="P8" style:family="paragraph">
      <loext:graphic-properties draw:fill="solid" draw:fill-color="#ffffff"/>
      <style:text-properties style:font-name="Nimbus Roman"/>
    </style:style>
    <style:style style:name="P9" style:family="paragraph">
      <loext:graphic-properties draw:fill="none"/>
      <style:paragraph-properties fo:text-align="start" style:writing-mode="lr-tb"/>
      <style:text-properties style:font-name="Nimbus Sans"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style:font-name="Nimbus Sans" fo:font-size="14pt" style:font-size-asian="14pt" style:font-size-complex="14pt"/>
    </style:style>
    <style:style style:name="P11" style:family="paragraph">
      <style:paragraph-properties fo:text-align="start" style:writing-mode="lr-tb"/>
      <style:text-properties style:font-name="Nimbus Roman"/>
    </style:style>
    <style:style style:name="P12" style:family="paragraph">
      <loext:graphic-properties draw:fill="none"/>
      <style:paragraph-properties fo:text-align="start" style:writing-mode="lr-tb"/>
      <style:text-properties style:font-name="Nimbus Roman" fo:font-size="12pt" style:font-size-asian="12pt" style:font-size-complex="12pt"/>
    </style:style>
    <style:style style:name="P13" style:family="paragraph">
      <loext:graphic-properties draw:fill="none"/>
      <style:text-properties style:font-name="Nimbus Roman"/>
    </style:style>
    <style:style style:name="P14" style:family="paragraph">
      <loext:graphic-properties draw:fill="none"/>
      <style:paragraph-properties fo:text-align="start" style:writing-mode="lr-tb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size="20pt" fo:font-weight="bold" style:font-size-asian="20pt" style:font-name-complex="NimbusSans1" style:font-size-complex="20pt" style:font-weight-complex="bold"/>
    </style:style>
    <style:style style:name="T2" style:family="text">
      <style:text-properties fo:color="#000000" fo:font-size="8pt" style:font-size-asian="8pt" style:font-name-complex="NimbusSans1" style:font-size-complex="8pt"/>
    </style:style>
    <style:style style:name="T3" style:family="text">
      <style:text-properties fo:color="#000000" style:font-name="Nimbus Sans" fo:font-size="8pt" style:font-size-asian="8pt" style:font-name-complex="NimbusSans1" style:font-size-complex="8pt"/>
    </style:style>
    <style:style style:name="T4" style:family="text">
      <style:text-properties fo:color="#000000" fo:font-size="10pt" style:font-size-asian="10pt" style:font-name-complex="NimbusSans1" style:font-size-complex="10pt"/>
    </style:style>
    <style:style style:name="T5" style:family="text">
      <style:text-properties fo:color="#000000" fo:font-size="16pt" style:font-size-asian="16pt" style:font-name-complex="NimbusSans1" style:font-size-complex="16pt"/>
    </style:style>
    <style:style style:name="T6" style:family="text">
      <style:text-properties fo:color="#000000" fo:font-size="12pt" style:font-size-asian="12pt" style:font-name-complex="NimbusSans1" style:font-size-complex="12pt"/>
    </style:style>
    <style:style style:name="T7" style:family="text">
      <style:text-properties fo:color="#000000" fo:font-size="14pt" style:font-size-asian="14pt" style:font-name-complex="NimbusRomanRegular1" style:font-size-complex="14pt"/>
    </style:style>
    <style:style style:name="T8" style:family="text">
      <style:text-properties fo:color="#000000" fo:font-size="12pt" style:font-size-asian="12pt" style:font-name-complex="NimbusRomanRegular1" style:font-size-complex="12pt"/>
    </style:style>
    <style:style style:name="T9" style:family="text">
      <style:text-properties fo:color="#000000" fo:font-size="14pt" fo:font-weight="bold" style:font-size-asian="14pt" style:font-name-complex="NimbusRoman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12.253cm" svg:height="0.708cm" svg:x="4.678cm" svg:y="1.498cm">
          <draw:text-box>
            <text:p text:style-name="P2"><text:span text:style-name="T1">Protospace Membership Application</text:span></text:p>
          </draw:text-box>
        </draw:frame>
        <draw:polygon draw:style-name="gr3" draw:text-style-name="P4" draw:layer="layout" svg:width="6.502cm" svg:height="1cm" svg:x="0.999cm" svg:y="3.05cm" svg:viewBox="0 0 6503 1001" draw:points="0,0 6503,0 6503,1001 0,1001">
          <text:p/>
        </draw:polygon>
        <draw:polygon draw:style-name="gr3" draw:text-style-name="P4" draw:layer="layout" svg:width="6.5cm" svg:height="1cm" svg:x="7.499cm" svg:y="3.05cm" svg:viewBox="0 0 6501 1001" draw:points="0,0 6501,0 6501,1001 0,1001">
          <text:p/>
        </draw:polygon>
        <draw:polygon draw:style-name="gr3" draw:text-style-name="P4" draw:layer="layout" svg:width="6.501cm" svg:height="1cm" svg:x="13.998cm" svg:y="3.05cm" svg:viewBox="0 0 6502 1001" draw:points="0,0 6502,0 6502,1001 0,1001">
          <text:p/>
        </draw:polygon>
        <draw:frame draw:style-name="gr4" draw:text-style-name="P5" draw:layer="layout" svg:width="1.391cm" svg:height="0.285cm" svg:x="1.199cm" svg:y="3.145cm">
          <draw:text-box>
            <text:p text:style-name="P2"><text:span text:style-name="T2">First Name</text:span></text:p>
          </draw:text-box>
        </draw:frame>
        <draw:polygon draw:style-name="gr3" draw:text-style-name="P4" draw:layer="layout" svg:width="8.5cm" svg:height="1.002cm" svg:x="0.999cm" svg:y="4.049cm" svg:viewBox="0 0 8501 1003" draw:points="0,0 8501,0 8501,1003 0,1003">
          <text:p/>
        </draw:polygon>
        <draw:frame draw:style-name="gr4" draw:text-style-name="P5" draw:layer="layout" svg:width="1.374cm" svg:height="0.285cm" svg:x="7.701cm" svg:y="3.145cm">
          <draw:text-box>
            <text:p text:style-name="P2"><text:span text:style-name="T2">Last Name</text:span></text:p>
          </draw:text-box>
        </draw:frame>
        <draw:polygon draw:style-name="gr3" draw:text-style-name="P4" draw:layer="layout" svg:width="6.5cm" svg:height="1.002cm" svg:x="9.499cm" svg:y="4.049cm" svg:viewBox="0 0 6501 1003" draw:points="0,0 6501,0 6501,1003 0,1003">
          <text:p/>
        </draw:polygon>
        <draw:frame draw:style-name="gr5" draw:text-style-name="P5" draw:layer="layout" svg:width="3.334cm" svg:height="0.569cm" svg:x="14.199cm" svg:y="3.145cm">
          <draw:text-box>
            <text:p text:style-name="P2"><text:span text:style-name="T3">Preferred Name </text:span><text:span text:style-name="T3">(Optional)</text:span></text:p>
          </draw:text-box>
        </draw:frame>
        <draw:frame draw:style-name="gr4" draw:text-style-name="P5" draw:layer="layout" svg:width="2.021cm" svg:height="0.285cm" svg:x="1.199cm" svg:y="4.144cm">
          <draw:text-box>
            <text:p text:style-name="P2"><text:span text:style-name="T2">Mailing Address</text:span></text:p>
          </draw:text-box>
        </draw:frame>
        <draw:polygon draw:style-name="gr3" draw:text-style-name="P4" draw:layer="layout" svg:width="4.502cm" svg:height="1.002cm" svg:x="15.999cm" svg:y="4.049cm" svg:viewBox="0 0 4503 1003" draw:points="0,0 4503,0 4503,1003 0,1003">
          <text:p/>
        </draw:polygon>
        <draw:polygon draw:style-name="gr3" draw:text-style-name="P4" draw:layer="layout" svg:width="10.502cm" svg:height="1cm" svg:x="0.999cm" svg:y="5.05cm" svg:viewBox="0 0 10503 1001" draw:points="0,0 10503,0 10503,1001 0,1001">
          <text:p/>
        </draw:polygon>
        <draw:frame draw:style-name="gr4" draw:text-style-name="P5" draw:layer="layout" svg:width="1.759cm" svg:height="0.285cm" svg:x="9.701cm" svg:y="4.144cm">
          <draw:text-box>
            <text:p text:style-name="P2"><text:span text:style-name="T2">City, </text:span><text:span text:style-name="T2">Province</text:span></text:p>
          </draw:text-box>
        </draw:frame>
        <draw:polygon draw:style-name="gr3" draw:text-style-name="P4" draw:layer="layout" svg:width="9.002cm" svg:height="1cm" svg:x="11.499cm" svg:y="5.05cm" svg:viewBox="0 0 9003 1001" draw:points="0,0 9003,0 9003,1001 0,1001">
          <text:p/>
        </draw:polygon>
        <draw:frame draw:style-name="gr4" draw:text-style-name="P5" draw:layer="layout" svg:width="1.547cm" svg:height="0.285cm" svg:x="16.2cm" svg:y="4.144cm">
          <draw:text-box>
            <text:p text:style-name="P2"><text:span text:style-name="T2">Postal Code</text:span></text:p>
          </draw:text-box>
        </draw:frame>
        <draw:polygon draw:style-name="gr3" draw:text-style-name="P4" draw:layer="layout" svg:width="19.502cm" svg:height="1.002cm" svg:x="0.999cm" svg:y="6.049cm" svg:viewBox="0 0 19503 1003" draw:points="0,0 19503,0 19503,1003 0,1003">
          <text:p/>
        </draw:polygon>
        <draw:frame draw:style-name="gr4" draw:text-style-name="P5" draw:layer="layout" svg:width="1.835cm" svg:height="0.285cm" svg:x="1.199cm" svg:y="5.146cm">
          <draw:text-box>
            <text:p text:style-name="P2"><text:span text:style-name="T2">Email Address</text:span></text:p>
          </draw:text-box>
        </draw:frame>
        <draw:polygon draw:style-name="gr3" draw:text-style-name="P4" draw:layer="layout" svg:width="10.502cm" svg:height="1.002cm" svg:x="0.999cm" svg:y="7.048cm" svg:viewBox="0 0 10503 1003" draw:points="0,0 10503,0 10503,1003 0,1003">
          <text:p/>
        </draw:polygon>
        <draw:frame draw:style-name="gr4" draw:text-style-name="P5" draw:layer="layout" svg:width="1.903cm" svg:height="0.285cm" svg:x="11.702cm" svg:y="5.146cm">
          <draw:text-box>
            <text:p text:style-name="P2"><text:span text:style-name="T2">Phone </text:span><text:span text:style-name="T2">Number</text:span></text:p>
          </draw:text-box>
        </draw:frame>
        <draw:polygon draw:style-name="gr3" draw:text-style-name="P4" draw:layer="layout" svg:width="9.002cm" svg:height="1.002cm" svg:x="11.499cm" svg:y="7.048cm" svg:viewBox="0 0 9003 1003" draw:points="0,0 9003,0 9003,1003 0,1003">
          <text:p/>
        </draw:polygon>
        <draw:frame draw:style-name="gr4" draw:text-style-name="P5" draw:layer="layout" svg:width="4.663cm" svg:height="0.285cm" svg:x="1.199cm" svg:y="6.144cm">
          <draw:text-box>
            <text:p text:style-name="P2"><text:span text:style-name="T2">How </text:span><text:span text:style-name="T2">did </text:span><text:span text:style-name="T2">you </text:span><text:span text:style-name="T2">hear </text:span><text:span text:style-name="T2">about </text:span><text:span text:style-name="T2">Protos</text:span><text:span text:style-name="T2">pace?</text:span></text:p>
          </draw:text-box>
        </draw:frame>
        <draw:polygon draw:style-name="gr3" draw:text-style-name="P4" draw:layer="layout" svg:width="12.001cm" svg:height="1.002cm" svg:x="0.999cm" svg:y="8.349cm" svg:viewBox="0 0 12002 1003" draw:points="0,0 12002,0 12002,1003 0,1003">
          <text:p/>
        </draw:polygon>
        <draw:frame draw:style-name="gr4" draw:text-style-name="P5" draw:layer="layout" svg:width="4.65cm" svg:height="0.285cm" svg:x="1.199cm" svg:y="7.146cm">
          <draw:text-box>
            <text:p text:style-name="P2"><text:span text:style-name="T2">Emergency </text:span><text:span text:style-name="T2">Contact </text:span><text:span text:style-name="T2">Name </text:span><text:span text:style-name="T2">(Optional)</text:span></text:p>
          </draw:text-box>
        </draw:frame>
        <draw:frame draw:style-name="gr4" draw:text-style-name="P5" draw:layer="layout" svg:width="4.714cm" svg:height="0.285cm" svg:x="11.702cm" svg:y="7.146cm">
          <draw:text-box>
            <text:p text:style-name="P2"><text:span text:style-name="T2">Emerge</text:span><text:span text:style-name="T2">ncy </text:span><text:span text:style-name="T2">Contact </text:span><text:span text:style-name="T2">Phone </text:span><text:span text:style-name="T2">(Option</text:span><text:span text:style-name="T2">al)</text:span></text:p>
          </draw:text-box>
        </draw:frame>
        <draw:frame draw:style-name="gr4" draw:text-style-name="P5" draw:layer="layout" svg:width="7.419cm" svg:height="0.285cm" svg:x="1.199cm" svg:y="8.444cm">
          <draw:text-box>
            <text:p text:style-name="P2"><text:span text:style-name="T2">Students - </text:span><text:span text:style-name="T2">Institution Name </text:span><text:span text:style-name="T2">and Course of </text:span><text:span text:style-name="T2">Study (Optional)</text:span></text:p>
          </draw:text-box>
        </draw:frame>
        <draw:frame draw:style-name="gr6" draw:text-style-name="P6" draw:layer="layout" svg:width="15.488cm" svg:height="0.352cm" svg:x="1.101cm" svg:y="9.698cm">
          <draw:text-box>
            <text:p text:style-name="P2"><text:span text:style-name="T4">I confirm that the information I have provided is true and correct. I promise to be excellent to people.</text:span></text:p>
          </draw:text-box>
        </draw:frame>
        <draw:frame draw:style-name="gr6" draw:text-style-name="P6" draw:layer="layout" svg:width="19.082cm" svg:height="0.352cm" svg:x="1.101cm" svg:y="10.499cm">
          <draw:text-box>
            <text:p text:style-name="P2"><text:span text:style-name="T4">I am aware of, and will abide by, the member responsibilities listed in the Bylaws of Calgary Protospace, Ltd. <text:s/>I have signed</text:span></text:p>
          </draw:text-box>
        </draw:frame>
        <draw:frame draw:style-name="gr6" draw:text-style-name="P6" draw:layer="layout" svg:width="18.489cm" svg:height="0.352cm" svg:x="1.101cm" svg:y="10.901cm">
          <draw:text-box>
            <text:p text:style-name="P2"><text:span text:style-name="T4">or will sign a "Release of Liability, Waiver of Claims, Assumption of Risks and Indemnity </text:span><text:span text:style-name="T4">Agreement". <text:s/>I release Calgary</text:span></text:p>
          </draw:text-box>
        </draw:frame>
        <draw:frame draw:style-name="gr6" draw:text-style-name="P6" draw:layer="layout" svg:width="18.929cm" svg:height="0.352cm" svg:x="1.101cm" svg:y="11.3cm">
          <draw:text-box>
            <text:p text:style-name="P2"><text:span text:style-name="T4">Protospace </text:span><text:span text:style-name="T4">Limited, its </text:span><text:span text:style-name="T4">members, </text:span><text:span text:style-name="T4">directors, staff </text:span><text:span text:style-name="T4">and agents </text:span><text:span text:style-name="T4">from any and </text:span><text:span text:style-name="T4">all liability </text:span><text:span text:style-name="T4">arising out of </text:span><text:span text:style-name="T4">this </text:span><text:span text:style-name="T4">application, </text:span><text:span text:style-name="T4">my use</text:span></text:p>
          </draw:text-box>
        </draw:frame>
        <draw:frame draw:style-name="gr6" draw:text-style-name="P6" draw:layer="layout" svg:width="16.855cm" svg:height="0.352cm" svg:x="1.101cm" svg:y="11.699cm">
          <draw:text-box>
            <text:p text:style-name="P2"><text:span text:style-name="T4">of equipment, tools or space at Protospace and my </text:span><text:span text:style-name="T4">participation in any Protospace program, facility or </text:span><text:span text:style-name="T4">event.</text:span></text:p>
          </draw:text-box>
        </draw:frame>
        <draw:frame draw:style-name="gr6" draw:text-style-name="P6" draw:layer="layout" svg:width="17.782cm" svg:height="0.352cm" svg:x="1.101cm" svg:y="12.499cm">
          <draw:text-box>
            <text:p text:style-name="P2"><text:span text:style-name="T4">I </text:span><text:span text:style-name="T4">agre</text:span><text:span text:style-name="T4">e to </text:span><text:span text:style-name="T4">pay </text:span><text:span text:style-name="T4">the </text:span><text:span text:style-name="T4">requi</text:span><text:span text:style-name="T4">red </text:span><text:span text:style-name="T4">dues </text:span><text:span text:style-name="T4">for </text:span><text:span text:style-name="T4">mem</text:span><text:span text:style-name="T4">bers</text:span><text:span text:style-name="T4">hip. I </text:span><text:span text:style-name="T4">unde</text:span><text:span text:style-name="T4">rstan</text:span><text:span text:style-name="T4">d </text:span><text:span text:style-name="T4">that </text:span><text:span text:style-name="T4">failur</text:span><text:span text:style-name="T4">e to </text:span><text:span text:style-name="T4">do </text:span><text:span text:style-name="T4">this </text:span><text:span text:style-name="T4">may </text:span><text:span text:style-name="T4">resul</text:span><text:span text:style-name="T4">t in </text:span><text:span text:style-name="T4">termi</text:span><text:span text:style-name="T4">natio</text:span><text:span text:style-name="T4">n of </text:span><text:span text:style-name="T4">my</text:span></text:p>
          </draw:text-box>
        </draw:frame>
        <draw:polygon draw:style-name="gr3" draw:text-style-name="P4" draw:layer="layout" svg:width="14.5cm" svg:height="1.001cm" svg:x="0.999cm" svg:y="14.449cm" svg:viewBox="0 0 14501 1002" draw:points="0,0 14501,0 14501,1002 0,1002">
          <text:p/>
        </draw:polygon>
        <draw:frame draw:style-name="gr6" draw:text-style-name="P6" draw:layer="layout" svg:width="16.207cm" svg:height="0.352cm" svg:x="1.101cm" svg:y="12.902cm">
          <draw:text-box>
            <text:p text:style-name="P2"><text:span text:style-name="T4">mem</text:span><text:span text:style-name="T4">bers</text:span><text:span text:style-name="T4">hip. I </text:span><text:span text:style-name="T4">unde</text:span><text:span text:style-name="T4">rstan</text:span><text:span text:style-name="T4">d </text:span><text:span text:style-name="T4">that </text:span><text:span text:style-name="T4">dues </text:span><text:span text:style-name="T4">will </text:span><text:span text:style-name="T4">conti</text:span><text:span text:style-name="T4">nue </text:span><text:span text:style-name="T4">to be </text:span><text:span text:style-name="T4">char</text:span><text:span text:style-name="T4">ged </text:span><text:span text:style-name="T4">unle</text:span><text:span text:style-name="T4">ss I </text:span><text:span text:style-name="T4">requ</text:span><text:span text:style-name="T4">est </text:span><text:span text:style-name="T4">to </text:span><text:span text:style-name="T4">end </text:span><text:span text:style-name="T4">my </text:span><text:span text:style-name="T4">mem</text:span><text:span text:style-name="T4">bers</text:span><text:span text:style-name="T4">hip.</text:span></text:p>
          </draw:text-box>
        </draw:frame>
        <draw:polygon draw:style-name="gr3" draw:text-style-name="P4" draw:layer="layout" svg:width="5cm" svg:height="1.001cm" svg:x="15.499cm" svg:y="14.449cm" svg:viewBox="0 0 5001 1002" draw:points="0,0 5001,0 5001,1002 0,1002">
          <text:p/>
        </draw:polygon>
        <draw:frame draw:style-name="gr6" draw:text-style-name="P6" draw:layer="layout" svg:width="18.98cm" svg:height="0.352cm" svg:x="1.101cm" svg:y="13.699cm">
          <draw:text-box>
            <text:p text:style-name="P2"><text:span text:style-name="T4">I am </text:span><text:span text:style-name="T4">also </text:span><text:span text:style-name="T4">awar</text:span><text:span text:style-name="T4">e </text:span><text:span text:style-name="T4">that </text:span><text:span text:style-name="T4">my </text:span><text:span text:style-name="T4">appli</text:span><text:span text:style-name="T4">catio</text:span><text:span text:style-name="T4">n is </text:span><text:span text:style-name="T4">subj</text:span><text:span text:style-name="T4">ect </text:span><text:span text:style-name="T4">to </text:span><text:span text:style-name="T4">revie</text:span><text:span text:style-name="T4">w </text:span><text:span text:style-name="T4">and </text:span><text:span text:style-name="T4">a </text:span><text:span text:style-name="T4">prob</text:span><text:span text:style-name="T4">ation</text:span><text:span text:style-name="T4">ary </text:span><text:span text:style-name="T4">perio</text:span><text:span text:style-name="T4">d </text:span><text:span text:style-name="T4">befor</text:span><text:span text:style-name="T4">e my </text:span><text:span text:style-name="T4">mem</text:span><text:span text:style-name="T4">bers</text:span><text:span text:style-name="T4">hip </text:span><text:span text:style-name="T4">beco</text:span><text:span text:style-name="T4">mes </text:span><text:span text:style-name="T4">activ</text:span><text:span text:style-name="T4">e.</text:span></text:p>
          </draw:text-box>
        </draw:frame>
        <draw:frame draw:style-name="gr4" draw:text-style-name="P5" draw:layer="layout" svg:width="7.516cm" svg:height="0.285cm" svg:x="1.199cm" svg:y="14.544cm">
          <draw:text-box>
            <text:p text:style-name="P2"><text:span text:style-name="T2">Signa</text:span><text:span text:style-name="T2">ture </text:span><text:span text:style-name="T2">of </text:span><text:span text:style-name="T2">Applic</text:span><text:span text:style-name="T2">ant or </text:span><text:span text:style-name="T2">the </text:span><text:span text:style-name="T2">Applic</text:span><text:span text:style-name="T2">ant's </text:span><text:span text:style-name="T2">Paren</text:span><text:span text:style-name="T2">t or </text:span><text:span text:style-name="T2">Guar</text:span><text:span text:style-name="T2">dian</text:span></text:p>
          </draw:text-box>
        </draw:frame>
        <draw:polygon draw:style-name="gr3" draw:text-style-name="P4" draw:layer="layout" svg:width="19.502cm" svg:height="1.501cm" svg:x="0.999cm" svg:y="15.649cm" svg:viewBox="0 0 19503 1502" draw:points="0,0 19503,0 19503,1502 0,1502">
          <text:p/>
        </draw:polygon>
        <draw:line draw:style-name="gr3" draw:text-style-name="P4" draw:layer="layout" svg:x1="0.999cm" svg:y1="17.45cm" svg:x2="20.499cm" svg:y2="17.45cm">
          <text:p/>
        </draw:line>
        <draw:frame draw:style-name="gr4" draw:text-style-name="P5" draw:layer="layout" svg:width="2.694cm" svg:height="0.285cm" svg:x="15.699cm" svg:y="14.544cm">
          <draw:text-box>
            <text:p text:style-name="P2"><text:span text:style-name="T2">Date </text:span><text:span text:style-name="T2">(YYY</text:span><text:span text:style-name="T2">Y-</text:span><text:span text:style-name="T2">MM-</text:span><text:span text:style-name="T2">DD)</text:span></text:p>
          </draw:text-box>
        </draw:frame>
        <draw:polygon draw:style-name="gr3" draw:text-style-name="P4" draw:layer="layout" svg:width="5.501cm" svg:height="1.003cm" svg:x="0.999cm" svg:y="18.248cm" svg:viewBox="0 0 5502 1004" draw:points="0,0 5502,0 5502,1004 0,1004">
          <text:p/>
        </draw:polygon>
        <draw:frame draw:style-name="gr4" draw:text-style-name="P5" draw:layer="layout" svg:width="2.525cm" svg:height="0.285cm" svg:x="1.199cm" svg:y="15.747cm">
          <draw:text-box>
            <text:p text:style-name="P2"><text:span text:style-name="T2">Notes </text:span><text:span text:style-name="T2">or </text:span><text:span text:style-name="T2">Com</text:span><text:span text:style-name="T2">ment</text:span><text:span text:style-name="T2">s</text:span></text:p>
          </draw:text-box>
        </draw:frame>
        <draw:polygon draw:style-name="gr3" draw:text-style-name="P4" draw:layer="layout" svg:width="4.5cm" svg:height="1.003cm" svg:x="6.5cm" svg:y="18.248cm" svg:viewBox="0 0 4501 1004" draw:points="0,0 4501,0 4501,1004 0,1004">
          <text:p/>
        </draw:polygon>
        <draw:frame draw:style-name="gr7" draw:text-style-name="P7" draw:layer="layout" svg:width="14.556cm" svg:height="0.564cm" svg:x="0.998cm" svg:y="17.637cm">
          <draw:text-box>
            <text:p text:style-name="P2"><text:span text:style-name="T5">Pa</text:span><text:span text:style-name="T5">ym</text:span><text:span text:style-name="T5">en</text:span><text:span text:style-name="T5">t </text:span><text:span text:style-name="T5">of </text:span><text:span text:style-name="T5">yo</text:span><text:span text:style-name="T5">ur </text:span><text:span text:style-name="T5">firs</text:span><text:span text:style-name="T5">t </text:span><text:span text:style-name="T5">du</text:span><text:span text:style-name="T5">es </text:span><text:span text:style-name="T5">is </text:span><text:span text:style-name="T5">re</text:span><text:span text:style-name="T5">qui</text:span><text:span text:style-name="T5">re</text:span><text:span text:style-name="T5">d </text:span><text:span text:style-name="T5">wit</text:span><text:span text:style-name="T5">h </text:span><text:span text:style-name="T5">thi</text:span><text:span text:style-name="T5">s </text:span><text:span text:style-name="T5">ap</text:span><text:span text:style-name="T5">pli</text:span><text:span text:style-name="T5">cat</text:span><text:span text:style-name="T5">ion</text:span><text:span text:style-name="T5">.</text:span></text:p>
          </draw:text-box>
        </draw:frame>
        <draw:polygon draw:style-name="gr3" draw:text-style-name="P4" draw:layer="layout" svg:width="9.5cm" svg:height="1.003cm" svg:x="10.999cm" svg:y="18.248cm" svg:viewBox="0 0 9501 1004" draw:points="0,0 9501,0 9501,1004 0,1004">
          <text:p/>
        </draw:polygon>
        <draw:frame draw:style-name="gr4" draw:text-style-name="P5" draw:layer="layout" svg:width="2.182cm" svg:height="0.285cm" svg:x="1.199cm" svg:y="18.347cm">
          <draw:text-box>
            <text:p text:style-name="P2"><text:span text:style-name="T2">Paym</text:span><text:span text:style-name="T2">ent </text:span><text:span text:style-name="T2">Amou</text:span><text:span text:style-name="T2">nt</text:span></text:p>
          </draw:text-box>
        </draw:frame>
        <draw:polygon draw:style-name="gr3" draw:text-style-name="P4" draw:layer="layout" svg:width="19.502cm" svg:height="1.801cm" svg:x="0.999cm" svg:y="19.249cm" svg:viewBox="0 0 19503 1802" draw:points="0,0 19503,0 19503,1802 0,1802">
          <text:p/>
        </draw:polygon>
        <draw:frame draw:style-name="gr4" draw:text-style-name="P5" draw:layer="layout" svg:width="1.801cm" svg:height="0.285cm" svg:x="6.699cm" svg:y="18.347cm">
          <draw:text-box>
            <text:p text:style-name="P2"><text:span text:style-name="T2">Paym</text:span><text:span text:style-name="T2">ent </text:span><text:span text:style-name="T2">Date</text:span></text:p>
          </draw:text-box>
        </draw:frame>
        <draw:polygon draw:style-name="gr3" draw:text-style-name="P4" draw:layer="layout" svg:width="0.2cm" svg:height="0.202cm" svg:x="1.5cm" svg:y="19.849cm" svg:viewBox="0 0 201 203" draw:points="0,0 201,0 201,203 0,203">
          <text:p/>
        </draw:polygon>
        <draw:frame draw:style-name="gr8" draw:text-style-name="P5" draw:layer="layout" svg:width="4.875cm" svg:height="0.285cm" svg:x="11.201cm" svg:y="18.347cm">
          <draw:text-box>
            <text:p text:style-name="P2"><text:span text:style-name="T2">Recei</text:span><text:span text:style-name="T2">pt </text:span><text:span text:style-name="T2">Numb</text:span><text:span text:style-name="T2">er </text:span><text:span text:style-name="T2">(for </text:span><text:span text:style-name="T2">cheq</text:span><text:span text:style-name="T2">ue or </text:span><text:span text:style-name="T2">cash)</text:span></text:p>
          </draw:text-box>
        </draw:frame>
        <draw:polygon draw:style-name="gr3" draw:text-style-name="P4" draw:layer="layout" svg:width="0.2cm" svg:height="0.202cm" svg:x="1.5cm" svg:y="20.449cm" svg:viewBox="0 0 201 203" draw:points="0,0 201,0 201,203 0,203">
          <text:p/>
        </draw:polygon>
        <draw:frame draw:style-name="gr4" draw:text-style-name="P5" draw:layer="layout" svg:width="4.24cm" svg:height="0.285cm" svg:x="1.199cm" svg:y="19.345cm">
          <draw:text-box>
            <text:p text:style-name="P2"><text:span text:style-name="T2">Wher</text:span><text:span text:style-name="T2">e will </text:span><text:span text:style-name="T2">we </text:span><text:span text:style-name="T2">find </text:span><text:span text:style-name="T2">your </text:span><text:span text:style-name="T2">paym</text:span><text:span text:style-name="T2">ent?</text:span></text:p>
          </draw:text-box>
        </draw:frame>
        <draw:polygon draw:style-name="gr3" draw:text-style-name="P4" draw:layer="layout" svg:width="0.2cm" svg:height="0.202cm" svg:x="10.999cm" svg:y="19.849cm" svg:viewBox="0 0 201 203" draw:points="0,0 201,0 201,203 0,203">
          <text:p/>
        </draw:polygon>
        <draw:frame draw:style-name="gr6" draw:text-style-name="P6" draw:layer="layout" svg:width="8.613cm" svg:height="0.352cm" svg:x="1.799cm" svg:y="19.795cm">
          <draw:text-box>
            <text:p text:style-name="P2"><text:span text:style-name="T4">I </text:span><text:span text:style-name="T4">mad</text:span><text:span text:style-name="T4">e a </text:span><text:span text:style-name="T4">one </text:span><text:span text:style-name="T4">time </text:span><text:span text:style-name="T4">pay</text:span><text:span text:style-name="T4">ment </text:span><text:span text:style-name="T4">via </text:span><text:span text:style-name="T4">Pay</text:span><text:span text:style-name="T4">Pal </text:span><text:span text:style-name="T4">or </text:span><text:span text:style-name="T4">emai</text:span><text:span text:style-name="T4">l </text:span><text:span text:style-name="T4">Inter</text:span><text:span text:style-name="T4">act</text:span></text:p>
          </draw:text-box>
        </draw:frame>
        <draw:polygon draw:style-name="gr3" draw:text-style-name="P4" draw:layer="layout" svg:width="0.2cm" svg:height="0.202cm" svg:x="10.999cm" svg:y="20.449cm" svg:viewBox="0 0 201 203" draw:points="0,0 201,0 201,203 0,203">
          <text:p/>
        </draw:polygon>
        <draw:frame draw:style-name="gr9" draw:text-style-name="P6" draw:layer="layout" svg:width="5.901cm" svg:height="0.352cm" svg:x="1.799cm" svg:y="20.395cm">
          <draw:text-box>
            <text:p text:style-name="P2"><text:span text:style-name="T4">I set </text:span><text:span text:style-name="T4">up a </text:span><text:span text:style-name="T4">recur</text:span><text:span text:style-name="T4">ring </text:span><text:span text:style-name="T4">Pay</text:span><text:span text:style-name="T4">Pal </text:span><text:span text:style-name="T4">pay</text:span><text:span text:style-name="T4">ment</text:span></text:p>
          </draw:text-box>
        </draw:frame>
        <draw:polygon draw:style-name="gr3" draw:text-style-name="P4" draw:layer="layout" svg:width="0.2cm" svg:height="0.202cm" svg:x="14.5cm" svg:y="19.849cm" svg:viewBox="0 0 201 203" draw:points="0,0 201,0 201,203 0,203">
          <text:p/>
        </draw:polygon>
        <draw:frame draw:style-name="gr6" draw:text-style-name="P6" draw:layer="layout" svg:width="2.576cm" svg:height="0.352cm" svg:x="11.299cm" svg:y="19.795cm">
          <draw:text-box>
            <text:p text:style-name="P2"><text:span text:style-name="T4">I </text:span><text:span text:style-name="T4">paid </text:span><text:span text:style-name="T4">by </text:span><text:span text:style-name="T4">cheq</text:span><text:span text:style-name="T4">ue</text:span></text:p>
          </draw:text-box>
        </draw:frame>
        <draw:line draw:style-name="gr3" draw:text-style-name="P4" draw:layer="layout" svg:x1="0.999cm" svg:y1="21.448cm" svg:x2="20.499cm" svg:y2="21.448cm">
          <text:p/>
        </draw:line>
        <draw:frame draw:style-name="gr6" draw:text-style-name="P6" draw:layer="layout" svg:width="2.169cm" svg:height="0.352cm" svg:x="11.299cm" svg:y="20.395cm">
          <draw:text-box>
            <text:p text:style-name="P2"><text:span text:style-name="T4">I </text:span><text:span text:style-name="T4">paid </text:span><text:span text:style-name="T4">by </text:span><text:span text:style-name="T4">cash</text:span></text:p>
          </draw:text-box>
        </draw:frame>
        <draw:polygon draw:style-name="gr3" draw:text-style-name="P4" draw:layer="layout" svg:width="9.501cm" svg:height="1.001cm" svg:x="0.999cm" svg:y="22.349cm" svg:viewBox="0 0 9502 1002" draw:points="0,0 9502,0 9502,1002 0,1002">
          <text:p/>
        </draw:polygon>
        <draw:frame draw:style-name="gr6" draw:text-style-name="P6" draw:layer="layout" svg:width="4.824cm" svg:height="0.352cm" svg:x="14.799cm" svg:y="19.795cm">
          <draw:text-box>
            <text:p text:style-name="P2"><text:span text:style-name="T4">I </text:span><text:span text:style-name="T4">paid </text:span><text:span text:style-name="T4">by a </text:span><text:span text:style-name="T4">credi</text:span><text:span text:style-name="T4">t </text:span><text:span text:style-name="T4">card </text:span><text:span text:style-name="T4">(Squ</text:span><text:span text:style-name="T4">are)</text:span></text:p>
          </draw:text-box>
        </draw:frame>
        <draw:polygon draw:style-name="gr3" draw:text-style-name="P4" draw:layer="layout" svg:width="5.501cm" svg:height="1.001cm" svg:x="10.5cm" svg:y="22.349cm" svg:viewBox="0 0 5502 1002" draw:points="0,0 5502,0 5502,1002 0,1002">
          <text:p/>
        </draw:polygon>
        <draw:frame draw:style-name="gr7" draw:text-style-name="P7" draw:layer="layout" svg:width="5.865cm" svg:height="0.564cm" svg:x="0.998cm" svg:y="21.638cm">
          <draw:text-box>
            <text:p text:style-name="P2"><text:span text:style-name="T5">Sp</text:span><text:span text:style-name="T5">on</text:span><text:span text:style-name="T5">so</text:span><text:span text:style-name="T5">rs </text:span><text:span text:style-name="T5">an</text:span><text:span text:style-name="T5">d </text:span><text:span text:style-name="T5">Ap</text:span><text:span text:style-name="T5">pr</text:span><text:span text:style-name="T5">ov</text:span><text:span text:style-name="T5">al</text:span></text:p>
          </draw:text-box>
        </draw:frame>
        <draw:polygon draw:style-name="gr3" draw:text-style-name="P4" draw:layer="layout" svg:width="4.502cm" svg:height="1.001cm" svg:x="15.999cm" svg:y="22.349cm" svg:viewBox="0 0 4503 1002" draw:points="0,0 4503,0 4503,1002 0,1002">
          <text:p/>
        </draw:polygon>
        <draw:frame draw:style-name="gr4" draw:text-style-name="P5" draw:layer="layout" svg:width="2.301cm" svg:height="0.285cm" svg:x="1.199cm" svg:y="22.446cm">
          <draw:text-box>
            <text:p text:style-name="P2"><text:span text:style-name="T2">Spon</text:span><text:span text:style-name="T2">sor 1 </text:span><text:span text:style-name="T2">- </text:span><text:span text:style-name="T2">Name</text:span></text:p>
          </draw:text-box>
        </draw:frame>
        <draw:polygon draw:style-name="gr3" draw:text-style-name="P4" draw:layer="layout" svg:width="9.501cm" svg:height="1.001cm" svg:x="0.999cm" svg:y="23.35cm" svg:viewBox="0 0 9502 1002" draw:points="0,0 9502,0 9502,1002 0,1002">
          <text:p/>
        </draw:polygon>
        <draw:frame draw:style-name="gr4" draw:text-style-name="P5" draw:layer="layout" svg:width="1.213cm" svg:height="0.285cm" svg:x="10.7cm" svg:y="22.446cm">
          <draw:text-box>
            <text:p text:style-name="P2"><text:span text:style-name="T2">Signa</text:span><text:span text:style-name="T2">ture</text:span></text:p>
          </draw:text-box>
        </draw:frame>
        <draw:polygon draw:style-name="gr3" draw:text-style-name="P4" draw:layer="layout" svg:width="5.501cm" svg:height="1.001cm" svg:x="10.5cm" svg:y="23.35cm" svg:viewBox="0 0 5502 1002" draw:points="0,0 5502,0 5502,1002 0,1002">
          <text:p/>
        </draw:polygon>
        <draw:frame draw:style-name="gr4" draw:text-style-name="P5" draw:layer="layout" svg:width="1.56cm" svg:height="0.285cm" svg:x="16.2cm" svg:y="22.446cm">
          <draw:text-box>
            <text:p text:style-name="P2"><text:span text:style-name="T2">Date </text:span><text:span text:style-name="T2">Signe</text:span><text:span text:style-name="T2">d</text:span></text:p>
          </draw:text-box>
        </draw:frame>
        <draw:polygon draw:style-name="gr3" draw:text-style-name="P4" draw:layer="layout" svg:width="4.502cm" svg:height="1.001cm" svg:x="15.999cm" svg:y="23.35cm" svg:viewBox="0 0 4503 1002" draw:points="0,0 4503,0 4503,1002 0,1002">
          <text:p/>
        </draw:polygon>
        <draw:frame draw:style-name="gr4" draw:text-style-name="P5" draw:layer="layout" svg:width="2.301cm" svg:height="0.285cm" svg:x="1.199cm" svg:y="23.444cm">
          <draw:text-box>
            <text:p text:style-name="P2"><text:span text:style-name="T2">Spon</text:span><text:span text:style-name="T2">sor 2 </text:span><text:span text:style-name="T2">- </text:span><text:span text:style-name="T2">Name</text:span></text:p>
          </draw:text-box>
        </draw:frame>
        <draw:polygon draw:style-name="gr3" draw:text-style-name="P4" draw:layer="layout" svg:width="6.502cm" svg:height="1.001cm" svg:x="0.999cm" svg:y="24.349cm" svg:viewBox="0 0 6503 1002" draw:points="0,0 6503,0 6503,1002 0,1002">
          <text:p/>
        </draw:polygon>
        <draw:frame draw:style-name="gr4" draw:text-style-name="P5" draw:layer="layout" svg:width="1.213cm" svg:height="0.285cm" svg:x="10.7cm" svg:y="23.444cm">
          <draw:text-box>
            <text:p text:style-name="P2"><text:span text:style-name="T2">Signa</text:span><text:span text:style-name="T2">ture</text:span></text:p>
          </draw:text-box>
        </draw:frame>
        <draw:polygon draw:style-name="gr3" draw:text-style-name="P4" draw:layer="layout" svg:width="6.5cm" svg:height="1.001cm" svg:x="7.499cm" svg:y="24.349cm" svg:viewBox="0 0 6501 1002" draw:points="0,0 6501,0 6501,1002 0,1002">
          <text:p/>
        </draw:polygon>
        <draw:frame draw:style-name="gr4" draw:text-style-name="P5" draw:layer="layout" svg:width="1.56cm" svg:height="0.285cm" svg:x="16.2cm" svg:y="23.444cm">
          <draw:text-box>
            <text:p text:style-name="P2"><text:span text:style-name="T2">Date </text:span><text:span text:style-name="T2">Signe</text:span><text:span text:style-name="T2">d</text:span></text:p>
          </draw:text-box>
        </draw:frame>
        <draw:polygon draw:style-name="gr3" draw:text-style-name="P4" draw:layer="layout" svg:width="6.501cm" svg:height="1.001cm" svg:x="13.998cm" svg:y="24.349cm" svg:viewBox="0 0 6502 1002" draw:points="0,0 6502,0 6502,1002 0,1002">
          <text:p/>
        </draw:polygon>
        <draw:frame draw:style-name="gr4" draw:text-style-name="P5" draw:layer="layout" svg:width="1.886cm" svg:height="0.285cm" svg:x="1.199cm" svg:y="24.446cm">
          <draw:text-box>
            <text:p text:style-name="P2"><text:span text:style-name="T2">ID </text:span><text:span text:style-name="T2">chec</text:span><text:span text:style-name="T2">ked </text:span><text:span text:style-name="T2">by:</text:span></text:p>
          </draw:text-box>
        </draw:frame>
        <draw:polygon draw:style-name="gr3" draw:text-style-name="P4" draw:layer="layout" svg:width="9.501cm" svg:height="1.002cm" svg:x="0.999cm" svg:y="25.348cm" svg:viewBox="0 0 9502 1003" draw:points="0,0 9502,0 9502,1003 0,1003">
          <text:p/>
        </draw:polygon>
        <draw:frame draw:style-name="gr4" draw:text-style-name="P5" draw:layer="layout" svg:width="2.991cm" svg:height="0.285cm" svg:x="7.701cm" svg:y="24.446cm">
          <draw:text-box>
            <text:p text:style-name="P2"><text:span text:style-name="T2">Applic</text:span><text:span text:style-name="T2">ation </text:span><text:span text:style-name="T2">chec</text:span><text:span text:style-name="T2">ked </text:span><text:span text:style-name="T2">by:</text:span></text:p>
          </draw:text-box>
        </draw:frame>
        <draw:polygon draw:style-name="gr3" draw:text-style-name="P4" draw:layer="layout" svg:width="5.501cm" svg:height="1.002cm" svg:x="10.5cm" svg:y="25.348cm" svg:viewBox="0 0 5502 1003" draw:points="0,0 5502,0 5502,1003 0,1003">
          <text:p/>
        </draw:polygon>
        <draw:frame draw:style-name="gr4" draw:text-style-name="P5" draw:layer="layout" svg:width="3.198cm" svg:height="0.285cm" svg:x="14.199cm" svg:y="24.446cm">
          <draw:text-box>
            <text:p text:style-name="P2"><text:span text:style-name="T2">Liabilit</text:span><text:span text:style-name="T2">y </text:span><text:span text:style-name="T2">form </text:span><text:span text:style-name="T2">chec</text:span><text:span text:style-name="T2">ked </text:span><text:span text:style-name="T2">by:</text:span></text:p>
          </draw:text-box>
        </draw:frame>
        <draw:polygon draw:style-name="gr3" draw:text-style-name="P4" draw:layer="layout" svg:width="4.502cm" svg:height="1.002cm" svg:x="15.999cm" svg:y="25.348cm" svg:viewBox="0 0 4503 1003" draw:points="0,0 4503,0 4503,1003 0,1003">
          <text:p/>
        </draw:polygon>
        <draw:frame draw:style-name="gr4" draw:text-style-name="P5" draw:layer="layout" svg:width="2.838cm" svg:height="0.285cm" svg:x="1.199cm" svg:y="25.444cm">
          <draw:text-box>
            <text:p text:style-name="P2"><text:span text:style-name="T2">Confi</text:span><text:span text:style-name="T2">rmed </text:span><text:span text:style-name="T2">by </text:span><text:span text:style-name="T2">Direct</text:span><text:span text:style-name="T2">or:</text:span></text:p>
          </draw:text-box>
        </draw:frame>
        <draw:frame draw:style-name="gr4" draw:text-style-name="P5" draw:layer="layout" svg:width="1.213cm" svg:height="0.285cm" svg:x="10.7cm" svg:y="25.444cm">
          <draw:text-box>
            <text:p text:style-name="P2"><text:span text:style-name="T2">Signa</text:span><text:span text:style-name="T2">ture</text:span></text:p>
          </draw:text-box>
        </draw:frame>
        <draw:frame draw:style-name="gr4" draw:text-style-name="P5" draw:layer="layout" svg:width="1.56cm" svg:height="0.285cm" svg:x="16.2cm" svg:y="25.444cm">
          <draw:text-box>
            <text:p text:style-name="P2"><text:span text:style-name="T2">Date </text:span><text:span text:style-name="T2">Signe</text:span><text:span text:style-name="T2">d</text:span></text:p>
          </draw:text-box>
        </draw:frame>
        <draw:frame draw:style-name="gr10" draw:text-style-name="P5" draw:layer="layout" svg:width="2.19cm" svg:height="1.24cm" svg:x="19.4cm" svg:y="26.7cm">
          <draw:text-box>
            <text:p text:style-name="P2"><text:span text:style-name="T2">Page </text:span><text:span text:style-name="T2">1/3</text:span></text:p>
          </draw:text-box>
        </draw:frame>
        <draw:frame draw:style-name="gr6" draw:text-style-name="P6" draw:layer="layout" svg:width="17.536cm" svg:height="0.352cm" svg:x="1.101cm" svg:y="2.498cm">
          <draw:text-box>
            <text:p text:style-name="P2"><text:span text:style-name="T4">Please </text:span><text:span text:style-name="T4">keep </text:span><text:span text:style-name="T4">in the </text:span><text:span text:style-name="T4">welco</text:span><text:span text:style-name="T4">me </text:span><text:span text:style-name="T4">room </text:span><text:span text:style-name="T4">desk, </text:span><text:span text:style-name="T4">then </text:span><text:span text:style-name="T4">file in </text:span><text:span text:style-name="T4">the </text:span><text:span text:style-name="T4">black </text:span><text:span text:style-name="T4">cabine</text:span><text:span text:style-name="T4">t </text:span><text:span text:style-name="T4">upstair</text:span><text:span text:style-name="T4">s upon </text:span><text:span text:style-name="T4">vetting </text:span><text:span text:style-name="T4">or </text:span><text:span text:style-name="T4">memb</text:span><text:span text:style-name="T4">ership </text:span><text:span text:style-name="T4">expiry.</text:span></text:p>
          </draw:text-box>
        </draw:frame>
      </draw:page>
      <draw:page draw:name="page2" draw:style-name="dp1" draw:master-page-name="master-page3">
        <draw:polygon draw:style-name="gr1" draw:text-style-name="P8" draw:layer="layout" svg:width="21.589cm" svg:height="27.939cm" svg:x="0cm" svg:y="0cm" svg:viewBox="0 0 21590 27940" draw:points="0,0 21590,0 21590,27940 0,27940">
          <text:p/>
        </draw:polygon>
        <draw:frame draw:style-name="gr7" draw:text-style-name="P7" draw:layer="layout" svg:width="6.051cm" svg:height="0.564cm" svg:x="7.768cm" svg:y="0.908cm">
          <draw:text-box>
            <text:p text:style-name="P2"><text:span text:style-name="T5">Ca</text:span><text:span text:style-name="T5">lga</text:span><text:span text:style-name="T5">ry </text:span><text:span text:style-name="T5">Pr</text:span><text:span text:style-name="T5">ot</text:span><text:span text:style-name="T5">os</text:span><text:span text:style-name="T5">pa</text:span><text:span text:style-name="T5">ce </text:span><text:span text:style-name="T5">Lt</text:span><text:span text:style-name="T5">d.</text:span></text:p>
          </draw:text-box>
        </draw:frame>
        <draw:frame draw:style-name="gr7" draw:text-style-name="P7" draw:layer="layout" svg:width="9.48cm" svg:height="0.564cm" svg:x="6.061cm" svg:y="1.508cm">
          <draw:text-box>
            <text:p text:style-name="P2"><text:span text:style-name="T5">Re</text:span><text:span text:style-name="T5">lea</text:span><text:span text:style-name="T5">se </text:span><text:span text:style-name="T5">of </text:span><text:span text:style-name="T5">Lia</text:span><text:span text:style-name="T5">bili</text:span><text:span text:style-name="T5">ty, </text:span><text:span text:style-name="T5">W</text:span><text:span text:style-name="T5">aiv</text:span><text:span text:style-name="T5">er </text:span><text:span text:style-name="T5">of </text:span><text:span text:style-name="T5">Cl</text:span><text:span text:style-name="T5">ai</text:span><text:span text:style-name="T5">ms</text:span><text:span text:style-name="T5">,</text:span></text:p>
          </draw:text-box>
        </draw:frame>
        <draw:frame draw:style-name="gr7" draw:text-style-name="P7" draw:layer="layout" svg:width="11.733cm" svg:height="0.564cm" svg:x="4.928cm" svg:y="2.108cm">
          <draw:text-box>
            <text:p text:style-name="P2"><text:span text:style-name="T5">As</text:span><text:span text:style-name="T5">su</text:span><text:span text:style-name="T5">mp</text:span><text:span text:style-name="T5">tio</text:span><text:span text:style-name="T5">n </text:span><text:span text:style-name="T5">of </text:span><text:span text:style-name="T5">Ri</text:span><text:span text:style-name="T5">sk</text:span><text:span text:style-name="T5">s </text:span><text:span text:style-name="T5">an</text:span><text:span text:style-name="T5">d </text:span><text:span text:style-name="T5">In</text:span><text:span text:style-name="T5">de</text:span><text:span text:style-name="T5">mn</text:span><text:span text:style-name="T5">ity </text:span><text:span text:style-name="T5">Ag</text:span><text:span text:style-name="T5">re</text:span><text:span text:style-name="T5">em</text:span><text:span text:style-name="T5">en</text:span><text:span text:style-name="T5">t</text:span></text:p>
          </draw:text-box>
        </draw:frame>
        <draw:frame draw:style-name="gr11" draw:text-style-name="P9" draw:layer="layout" svg:width="4.341cm" svg:height="0.424cm" svg:x="8.632cm" svg:y="2.62cm">
          <draw:text-box>
            <text:p text:style-name="P2"><text:span text:style-name="T6">("R</text:span><text:span text:style-name="T6">ele</text:span><text:span text:style-name="T6">ase </text:span><text:span text:style-name="T6">Agr</text:span><text:span text:style-name="T6">ee</text:span><text:span text:style-name="T6">me</text:span><text:span text:style-name="T6">nt")</text:span></text:p>
          </draw:text-box>
        </draw:frame>
        <draw:frame draw:style-name="gr12" draw:text-style-name="P10" draw:layer="layout" svg:width="4.502cm" svg:height="0.496cm" svg:x="1.101cm" svg:y="3.292cm">
          <draw:text-box>
            <text:p text:style-name="P2"><text:span text:style-name="T7">As</text:span><text:span text:style-name="T7">su</text:span><text:span text:style-name="T7">mp</text:span><text:span text:style-name="T7">tio</text:span><text:span text:style-name="T7">n </text:span><text:span text:style-name="T7">of </text:span><text:span text:style-name="T7">Ris</text:span><text:span text:style-name="T7">ks</text:span></text:p>
          </draw:text-box>
        </draw:frame>
        <draw:frame draw:style-name="gr11" draw:text-style-name="P12" draw:layer="layout" svg:width="18.671cm" svg:height="0.424cm" svg:x="1.101cm" svg:y="4.084cm">
          <draw:text-box>
            <text:p text:style-name="P11"><text:span text:style-name="T8">I </text:span><text:span text:style-name="T8">ack</text:span><text:span text:style-name="T8">now</text:span><text:span text:style-name="T8">ledg</text:span><text:span text:style-name="T8">e </text:span><text:span text:style-name="T8">that </text:span><text:span text:style-name="T8">inhe</text:span><text:span text:style-name="T8">rent </text:span><text:span text:style-name="T8">risks</text:span><text:span text:style-name="T8">, </text:span><text:span text:style-name="T8">dan</text:span><text:span text:style-name="T8">gers </text:span><text:span text:style-name="T8">and </text:span><text:span text:style-name="T8">haza</text:span><text:span text:style-name="T8">rds </text:span><text:span text:style-name="T8">exist </text:span><text:span text:style-name="T8">whe</text:span><text:span text:style-name="T8">n </text:span><text:span text:style-name="T8">usin</text:span><text:span text:style-name="T8">g </text:span><text:span text:style-name="T8">han</text:span><text:span text:style-name="T8">d </text:span><text:span text:style-name="T8">tool</text:span><text:span text:style-name="T8">s, </text:span><text:span text:style-name="T8">pow</text:span><text:span text:style-name="T8">er </text:span><text:span text:style-name="T8">tool</text:span><text:span text:style-name="T8">s, </text:span><text:span text:style-name="T8">sup</text:span><text:span text:style-name="T8">plies</text:span><text:span text:style-name="T8">, </text:span><text:span text:style-name="T8">and</text:span></text:p>
          </draw:text-box>
        </draw:frame>
        <draw:frame draw:style-name="gr11" draw:text-style-name="P12" draw:layer="layout" svg:width="18.366cm" svg:height="0.424cm" svg:x="1.101cm" svg:y="4.482cm">
          <draw:text-box>
            <text:p text:style-name="P11"><text:span text:style-name="T8">othe</text:span><text:span text:style-name="T8">r </text:span><text:span text:style-name="T8">equi</text:span><text:span text:style-name="T8">pme</text:span><text:span text:style-name="T8">nt </text:span><text:span text:style-name="T8">com</text:span><text:span text:style-name="T8">mon</text:span><text:span text:style-name="T8">ly </text:span><text:span text:style-name="T8">used </text:span><text:span text:style-name="T8">in </text:span><text:span text:style-name="T8">elect</text:span><text:span text:style-name="T8">roni</text:span><text:span text:style-name="T8">cs </text:span><text:span text:style-name="T8">cons</text:span><text:span text:style-name="T8">truct</text:span><text:span text:style-name="T8">ion, </text:span><text:span text:style-name="T8">fabri</text:span><text:span text:style-name="T8">cati</text:span><text:span text:style-name="T8">on, </text:span><text:span text:style-name="T8">soft</text:span><text:span text:style-name="T8">war</text:span><text:span text:style-name="T8">e </text:span><text:span text:style-name="T8">desi</text:span><text:span text:style-name="T8">gn </text:span><text:span text:style-name="T8">and </text:span><text:span text:style-name="T8">othe</text:span><text:span text:style-name="T8">r </text:span><text:span text:style-name="T8">acti</text:span><text:span text:style-name="T8">vitie</text:span><text:span text:style-name="T8">s</text:span></text:p>
          </draw:text-box>
        </draw:frame>
        <draw:frame draw:style-name="gr11" draw:text-style-name="P12" draw:layer="layout" svg:width="18.633cm" svg:height="0.424cm" svg:x="1.101cm" svg:y="4.885cm">
          <draw:text-box>
            <text:p text:style-name="P11"><text:span text:style-name="T8">host</text:span><text:span text:style-name="T8">ed </text:span><text:span text:style-name="T8">by </text:span><text:span text:style-name="T8">Cal</text:span><text:span text:style-name="T8">gary </text:span><text:span text:style-name="T8">Prot</text:span><text:span text:style-name="T8">ospa</text:span><text:span text:style-name="T8">ce </text:span><text:span text:style-name="T8">Inc. </text:span><text:span text:style-name="T8">("Pr</text:span><text:span text:style-name="T8">otos</text:span><text:span text:style-name="T8">pace</text:span><text:span text:style-name="T8">"). <text:s/></text:span><text:span text:style-name="T8">Parti</text:span><text:span text:style-name="T8">cipa</text:span><text:span text:style-name="T8">tion </text:span><text:span text:style-name="T8">in </text:span><text:span text:style-name="T8">such </text:span><text:span text:style-name="T8">acti</text:span><text:span text:style-name="T8">vitie</text:span><text:span text:style-name="T8">s </text:span><text:span text:style-name="T8">and/</text:span><text:span text:style-name="T8">or </text:span><text:span text:style-name="T8">the </text:span><text:span text:style-name="T8">use </text:span><text:span text:style-name="T8">of </text:span><text:span text:style-name="T8">equi</text:span><text:span text:style-name="T8">pme</text:span><text:span text:style-name="T8">nt</text:span></text:p>
          </draw:text-box>
        </draw:frame>
        <draw:frame draw:style-name="gr11" draw:text-style-name="P12" draw:layer="layout" svg:width="17.994cm" svg:height="0.424cm" svg:x="1.101cm" svg:y="5.283cm">
          <draw:text-box>
            <text:p text:style-name="P11"><text:span text:style-name="T8">asso</text:span><text:span text:style-name="T8">ciate</text:span><text:span text:style-name="T8">d </text:span><text:span text:style-name="T8">with </text:span><text:span text:style-name="T8">tech</text:span><text:span text:style-name="T8">nolo</text:span><text:span text:style-name="T8">gy </text:span><text:span text:style-name="T8">desi</text:span><text:span text:style-name="T8">gn, </text:span><text:span text:style-name="T8">man</text:span><text:span text:style-name="T8">ufac</text:span><text:span text:style-name="T8">ture </text:span><text:span text:style-name="T8">and </text:span><text:span text:style-name="T8">exp</text:span><text:span text:style-name="T8">erim</text:span><text:span text:style-name="T8">enta</text:span><text:span text:style-name="T8">tion </text:span><text:span text:style-name="T8">may </text:span><text:span text:style-name="T8">resu</text:span><text:span text:style-name="T8">lt in </text:span><text:span text:style-name="T8">injur</text:span><text:span text:style-name="T8">y, </text:span><text:span text:style-name="T8">illne</text:span><text:span text:style-name="T8">ss, </text:span><text:span text:style-name="T8">deat</text:span><text:span text:style-name="T8">h or</text:span></text:p>
          </draw:text-box>
        </draw:frame>
        <draw:frame draw:style-name="gr11" draw:text-style-name="P12" draw:layer="layout" svg:width="18.286cm" svg:height="0.424cm" svg:x="1.101cm" svg:y="5.682cm">
          <draw:text-box>
            <text:p text:style-name="P11"><text:span text:style-name="T8">dam</text:span><text:span text:style-name="T8">age </text:span><text:span text:style-name="T8">to </text:span><text:span text:style-name="T8">pers</text:span><text:span text:style-name="T8">onal </text:span><text:span text:style-name="T8">prop</text:span><text:span text:style-name="T8">erty. </text:span><text:span text:style-name="T8"><text:s/></text:span><text:span text:style-name="T8">The</text:span><text:span text:style-name="T8">se </text:span><text:span text:style-name="T8">risks </text:span><text:span text:style-name="T8">and </text:span><text:span text:style-name="T8">dan</text:span><text:span text:style-name="T8">gers </text:span><text:span text:style-name="T8">may </text:span><text:span text:style-name="T8">be </text:span><text:span text:style-name="T8">caus</text:span><text:span text:style-name="T8">ed </text:span><text:span text:style-name="T8">by </text:span><text:span text:style-name="T8">othe</text:span><text:span text:style-name="T8">r </text:span><text:span text:style-name="T8">peo</text:span><text:span text:style-name="T8">ple, </text:span><text:span text:style-name="T8">incl</text:span><text:span text:style-name="T8">udin</text:span><text:span text:style-name="T8">g </text:span><text:span text:style-name="T8">Prot</text:span><text:span text:style-name="T8">ospa</text:span><text:span text:style-name="T8">ce</text:span></text:p>
          </draw:text-box>
        </draw:frame>
        <draw:frame draw:style-name="gr11" draw:text-style-name="P12" draw:layer="layout" svg:width="19.306cm" svg:height="0.424cm" svg:x="1.101cm" svg:y="6.084cm">
          <draw:text-box>
            <text:p text:style-name="P11"><text:span text:style-name="T8">me</text:span><text:span text:style-name="T8">mbe</text:span><text:span text:style-name="T8">rs, </text:span><text:span text:style-name="T8">parti</text:span><text:span text:style-name="T8">cipa</text:span><text:span text:style-name="T8">nts, </text:span><text:span text:style-name="T8">or </text:span><text:span text:style-name="T8">gues</text:span><text:span text:style-name="T8">ts, </text:span><text:span text:style-name="T8">or </text:span><text:span text:style-name="T8">by </text:span><text:span text:style-name="T8">acci</text:span><text:span text:style-name="T8">dent</text:span><text:span text:style-name="T8">s, </text:span><text:span text:style-name="T8">acts </text:span><text:span text:style-name="T8">of </text:span><text:span text:style-name="T8">natu</text:span><text:span text:style-name="T8">re or </text:span><text:span text:style-name="T8">othe</text:span><text:span text:style-name="T8">r </text:span><text:span text:style-name="T8">caus</text:span><text:span text:style-name="T8">es. </text:span><text:span text:style-name="T8">Risk</text:span><text:span text:style-name="T8">s </text:span><text:span text:style-name="T8">and </text:span><text:span text:style-name="T8">dan</text:span><text:span text:style-name="T8">gers </text:span><text:span text:style-name="T8">may </text:span><text:span text:style-name="T8">arise </text:span><text:span text:style-name="T8">fro</text:span><text:span text:style-name="T8">m</text:span></text:p>
          </draw:text-box>
        </draw:frame>
        <draw:frame draw:style-name="gr11" draw:text-style-name="P12" draw:layer="layout" svg:width="18.599cm" svg:height="0.424cm" svg:x="1.101cm" svg:y="6.483cm">
          <draw:text-box>
            <text:p text:style-name="P11"><text:span text:style-name="T8">fore</text:span><text:span text:style-name="T8">seea</text:span><text:span text:style-name="T8">ble </text:span><text:span text:style-name="T8">or </text:span><text:span text:style-name="T8">unfo</text:span><text:span text:style-name="T8">rese</text:span><text:span text:style-name="T8">eabl</text:span><text:span text:style-name="T8">e </text:span><text:span text:style-name="T8">caus</text:span><text:span text:style-name="T8">es </text:span><text:span text:style-name="T8">incl</text:span><text:span text:style-name="T8">udin</text:span><text:span text:style-name="T8">g, </text:span><text:span text:style-name="T8">but </text:span><text:span text:style-name="T8">not </text:span><text:span text:style-name="T8">limit</text:span><text:span text:style-name="T8">ed </text:span><text:span text:style-name="T8">to, </text:span><text:span text:style-name="T8">elect</text:span><text:span text:style-name="T8">rocu</text:span><text:span text:style-name="T8">tion, </text:span><text:span text:style-name="T8">burn</text:span><text:span text:style-name="T8">s, </text:span><text:span text:style-name="T8">imp</text:span><text:span text:style-name="T8">ale</text:span><text:span text:style-name="T8">men</text:span><text:span text:style-name="T8">t, </text:span><text:span text:style-name="T8">and </text:span><text:span text:style-name="T8">injur</text:span><text:span text:style-name="T8">y</text:span></text:p>
          </draw:text-box>
        </draw:frame>
        <draw:frame draw:style-name="gr11" draw:text-style-name="P12" draw:layer="layout" svg:width="3.105cm" svg:height="0.424cm" svg:x="1.101cm" svg:y="6.881cm">
          <draw:text-box>
            <text:p text:style-name="P11"><text:span text:style-name="T8">fro</text:span><text:span text:style-name="T8">m </text:span><text:span text:style-name="T8">slips </text:span><text:span text:style-name="T8">or </text:span><text:span text:style-name="T8">falls</text:span><text:span text:style-name="T8">.</text:span></text:p>
          </draw:text-box>
        </draw:frame>
        <draw:frame draw:style-name="gr11" draw:text-style-name="P12" draw:layer="layout" svg:width="19.116cm" svg:height="0.424cm" svg:x="1.101cm" svg:y="7.682cm">
          <draw:text-box>
            <text:p text:style-name="P11"><text:span text:style-name="T8">I am </text:span><text:span text:style-name="T8">resp</text:span><text:span text:style-name="T8">onsi</text:span><text:span text:style-name="T8">ble </text:span><text:span text:style-name="T8">for </text:span><text:span text:style-name="T8">my </text:span><text:span text:style-name="T8">own </text:span><text:span text:style-name="T8">safet</text:span><text:span text:style-name="T8">y </text:span><text:span text:style-name="T8">duri</text:span><text:span text:style-name="T8">ng </text:span><text:span text:style-name="T8">Prot</text:span><text:span text:style-name="T8">ospa</text:span><text:span text:style-name="T8">ce's </text:span><text:span text:style-name="T8">acti</text:span><text:span text:style-name="T8">vitie</text:span><text:span text:style-name="T8">s. <text:s/></text:span><text:span text:style-name="T8">This </text:span><text:span text:style-name="T8">incl</text:span><text:span text:style-name="T8">udes </text:span><text:span text:style-name="T8">ensu</text:span><text:span text:style-name="T8">ring </text:span><text:span text:style-name="T8">that </text:span><text:span text:style-name="T8">tool</text:span><text:span text:style-name="T8">s are </text:span><text:span text:style-name="T8">in </text:span><text:span text:style-name="T8">prop</text:span><text:span text:style-name="T8">er</text:span></text:p>
          </draw:text-box>
        </draw:frame>
        <draw:frame draw:style-name="gr11" draw:text-style-name="P12" draw:layer="layout" svg:width="18.79cm" svg:height="0.424cm" svg:x="1.101cm" svg:y="8.084cm">
          <draw:text-box>
            <text:p text:style-name="P11"><text:span text:style-name="T8">wor</text:span><text:span text:style-name="T8">king </text:span><text:span text:style-name="T8">orde</text:span><text:span text:style-name="T8">r, </text:span><text:span text:style-name="T8">and </text:span><text:span text:style-name="T8">that </text:span><text:span text:style-name="T8">tool</text:span><text:span text:style-name="T8">s are </text:span><text:span text:style-name="T8">used </text:span><text:span text:style-name="T8">safel</text:span><text:span text:style-name="T8">y </text:span><text:span text:style-name="T8">and </text:span><text:span text:style-name="T8">resp</text:span><text:span text:style-name="T8">onsi</text:span><text:span text:style-name="T8">bly. </text:span><text:span text:style-name="T8">I </text:span><text:span text:style-name="T8">agre</text:span><text:span text:style-name="T8">e </text:span><text:span text:style-name="T8">not </text:span><text:span text:style-name="T8">to </text:span><text:span text:style-name="T8">use </text:span><text:span text:style-name="T8">any </text:span><text:span text:style-name="T8">tool</text:span><text:span text:style-name="T8">s I </text:span><text:span text:style-name="T8">do </text:span><text:span text:style-name="T8">not </text:span><text:span text:style-name="T8">kno</text:span><text:span text:style-name="T8">w </text:span><text:span text:style-name="T8">how </text:span><text:span text:style-name="T8">to</text:span></text:p>
          </draw:text-box>
        </draw:frame>
        <draw:frame draw:style-name="gr11" draw:text-style-name="P12" draw:layer="layout" svg:width="14.772cm" svg:height="0.424cm" svg:x="1.101cm" svg:y="8.483cm">
          <draw:text-box>
            <text:p text:style-name="P11"><text:span text:style-name="T8">use. </text:span><text:span text:style-name="T8">I </text:span><text:span text:style-name="T8">agre</text:span><text:span text:style-name="T8">e </text:span><text:span text:style-name="T8">not </text:span><text:span text:style-name="T8">to </text:span><text:span text:style-name="T8">use </text:span><text:span text:style-name="T8">tool</text:span><text:span text:style-name="T8">s or </text:span><text:span text:style-name="T8">equi</text:span><text:span text:style-name="T8">pme</text:span><text:span text:style-name="T8">nt </text:span><text:span text:style-name="T8">whil</text:span><text:span text:style-name="T8">e </text:span><text:span text:style-name="T8">und</text:span><text:span text:style-name="T8">er </text:span><text:span text:style-name="T8">the </text:span><text:span text:style-name="T8">influ</text:span><text:span text:style-name="T8">ence </text:span><text:span text:style-name="T8">of </text:span><text:span text:style-name="T8">drug</text:span><text:span text:style-name="T8">s or </text:span><text:span text:style-name="T8">alco</text:span><text:span text:style-name="T8">hol.</text:span></text:p>
          </draw:text-box>
        </draw:frame>
        <draw:frame draw:style-name="gr11" draw:text-style-name="P12" draw:layer="layout" svg:width="17.985cm" svg:height="0.424cm" svg:x="1.101cm" svg:y="9.284cm">
          <draw:text-box>
            <text:p text:style-name="P11"><text:span text:style-name="T8">I </text:span><text:span text:style-name="T8">ack</text:span><text:span text:style-name="T8">now</text:span><text:span text:style-name="T8">ledg</text:span><text:span text:style-name="T8">e </text:span><text:span text:style-name="T8">that </text:span><text:span text:style-name="T8">a </text:span><text:span text:style-name="T8">Prot</text:span><text:span text:style-name="T8">ospa</text:span><text:span text:style-name="T8">ce </text:span><text:span text:style-name="T8">me</text:span><text:span text:style-name="T8">mbe</text:span><text:span text:style-name="T8">r </text:span><text:span text:style-name="T8">who </text:span><text:span text:style-name="T8">may </text:span><text:span text:style-name="T8">be </text:span><text:span text:style-name="T8">acti</text:span><text:span text:style-name="T8">ng </text:span><text:span text:style-name="T8">as </text:span><text:span text:style-name="T8">my </text:span><text:span text:style-name="T8">host </text:span><text:span text:style-name="T8">or </text:span><text:span text:style-name="T8">Spo</text:span><text:span text:style-name="T8">nsor </text:span><text:span text:style-name="T8">and </text:span><text:span text:style-name="T8">othe</text:span><text:span text:style-name="T8">r </text:span><text:span text:style-name="T8">Me</text:span><text:span text:style-name="T8">mbe</text:span><text:span text:style-name="T8">rs of</text:span></text:p>
          </draw:text-box>
        </draw:frame>
        <draw:frame draw:style-name="gr11" draw:text-style-name="P12" draw:layer="layout" svg:width="17.71cm" svg:height="0.424cm" svg:x="1.101cm" svg:y="9.682cm">
          <draw:text-box>
            <text:p text:style-name="P11"><text:span text:style-name="T8">Prot</text:span><text:span text:style-name="T8">ospa</text:span><text:span text:style-name="T8">ce </text:span><text:span text:style-name="T8">may </text:span><text:span text:style-name="T8">advi</text:span><text:span text:style-name="T8">se </text:span><text:span text:style-name="T8">me </text:span><text:span text:style-name="T8">on </text:span><text:span text:style-name="T8">safe </text:span><text:span text:style-name="T8">wor</text:span><text:span text:style-name="T8">k </text:span><text:span text:style-name="T8">prac</text:span><text:span text:style-name="T8">tices</text:span><text:span text:style-name="T8">, but </text:span><text:span text:style-name="T8">this </text:span><text:span text:style-name="T8">does </text:span><text:span text:style-name="T8">not </text:span><text:span text:style-name="T8">cons</text:span><text:span text:style-name="T8">titut</text:span><text:span text:style-name="T8">e </text:span><text:span text:style-name="T8">train</text:span><text:span text:style-name="T8">ing, </text:span><text:span text:style-name="T8">nor </text:span><text:span text:style-name="T8">a </text:span><text:span text:style-name="T8">supe</text:span><text:span text:style-name="T8">rvis</text:span><text:span text:style-name="T8">ory</text:span></text:p>
          </draw:text-box>
        </draw:frame>
        <draw:frame draw:style-name="gr11" draw:text-style-name="P12" draw:layer="layout" svg:width="19.082cm" svg:height="0.424cm" svg:x="1.101cm" svg:y="10.085cm">
          <draw:text-box>
            <text:p text:style-name="P11"><text:span text:style-name="T8">relat</text:span><text:span text:style-name="T8">ions</text:span><text:span text:style-name="T8">hip. <text:s/></text:span><text:span text:style-name="T8">I </text:span><text:span text:style-name="T8">furt</text:span><text:span text:style-name="T8">her </text:span><text:span text:style-name="T8">ack</text:span><text:span text:style-name="T8">now</text:span><text:span text:style-name="T8">ledg</text:span><text:span text:style-name="T8">e </text:span><text:span text:style-name="T8">that </text:span><text:span text:style-name="T8">resp</text:span><text:span text:style-name="T8">onsi</text:span><text:span text:style-name="T8">bilit</text:span><text:span text:style-name="T8">y </text:span><text:span text:style-name="T8">for </text:span><text:span text:style-name="T8">safel</text:span><text:span text:style-name="T8">y </text:span><text:span text:style-name="T8">usin</text:span><text:span text:style-name="T8">g </text:span><text:span text:style-name="T8">Prot</text:span><text:span text:style-name="T8">ospa</text:span><text:span text:style-name="T8">ce's </text:span><text:span text:style-name="T8">facil</text:span><text:span text:style-name="T8">ities, </text:span><text:span text:style-name="T8">tool</text:span><text:span text:style-name="T8">s or </text:span><text:span text:style-name="T8">equi</text:span><text:span text:style-name="T8">pme</text:span><text:span text:style-name="T8">nt</text:span></text:p>
          </draw:text-box>
        </draw:frame>
        <draw:frame draw:style-name="gr13" draw:text-style-name="P12" draw:layer="layout" svg:width="18.699cm" svg:height="0.424cm" svg:x="1.101cm" svg:y="10.483cm">
          <draw:text-box>
            <text:p text:style-name="P11"><text:span text:style-name="T8">lies </text:span><text:span text:style-name="T8">entir</text:span><text:span text:style-name="T8">ely </text:span><text:span text:style-name="T8">on </text:span><text:span text:style-name="T8">mys</text:span><text:span text:style-name="T8">elf. <text:s/></text:span><text:span text:style-name="T8">Fail</text:span><text:span text:style-name="T8">ure </text:span><text:span text:style-name="T8">to </text:span><text:span text:style-name="T8">follo</text:span><text:span text:style-name="T8">w </text:span><text:span text:style-name="T8">reas</text:span><text:span text:style-name="T8">ona</text:span><text:span text:style-name="T8">ble </text:span><text:span text:style-name="T8">safet</text:span><text:span text:style-name="T8">y </text:span><text:span text:style-name="T8">prot</text:span><text:span text:style-name="T8">ocol</text:span><text:span text:style-name="T8">s or </text:span><text:span text:style-name="T8">wilf</text:span><text:span text:style-name="T8">ul </text:span><text:span text:style-name="T8">viol</text:span><text:span text:style-name="T8">atio</text:span><text:span text:style-name="T8">n of </text:span><text:span text:style-name="T8">reas</text:span><text:span text:style-name="T8">ona</text:span><text:span text:style-name="T8">ble </text:span><text:span text:style-name="T8">safet</text:span><text:span text:style-name="T8">y</text:span></text:p>
          </draw:text-box>
        </draw:frame>
        <draw:frame draw:style-name="gr11" draw:text-style-name="P12" draw:layer="layout" svg:width="18.806cm" svg:height="0.424cm" svg:x="1.101cm" svg:y="10.882cm">
          <draw:text-box>
            <text:p text:style-name="P11"><text:span text:style-name="T8">prot</text:span><text:span text:style-name="T8">ocol</text:span><text:span text:style-name="T8">s </text:span><text:span text:style-name="T8">may </text:span><text:span text:style-name="T8">resu</text:span><text:span text:style-name="T8">lt in </text:span><text:span text:style-name="T8">exp</text:span><text:span text:style-name="T8">ulsi</text:span><text:span text:style-name="T8">on </text:span><text:span text:style-name="T8">fro</text:span><text:span text:style-name="T8">m </text:span><text:span text:style-name="T8">Prot</text:span><text:span text:style-name="T8">ospa</text:span><text:span text:style-name="T8">ce </text:span><text:span text:style-name="T8">facil</text:span><text:span text:style-name="T8">ities. </text:span><text:span text:style-name="T8">If I </text:span><text:span text:style-name="T8">am </text:span><text:span text:style-name="T8">curr</text:span><text:span text:style-name="T8">entl</text:span><text:span text:style-name="T8">y a </text:span><text:span text:style-name="T8">Prot</text:span><text:span text:style-name="T8">ospa</text:span><text:span text:style-name="T8">ce </text:span><text:span text:style-name="T8">me</text:span><text:span text:style-name="T8">mbe</text:span><text:span text:style-name="T8">r, or </text:span><text:span text:style-name="T8">bec</text:span><text:span text:style-name="T8">ome</text:span></text:p>
          </draw:text-box>
        </draw:frame>
        <draw:frame draw:style-name="gr11" draw:text-style-name="P12" draw:layer="layout" svg:width="19.272cm" svg:height="0.424cm" svg:x="1.101cm" svg:y="11.284cm">
          <draw:text-box>
            <text:p text:style-name="P11"><text:span text:style-name="T8">one, </text:span><text:span text:style-name="T8">wilf</text:span><text:span text:style-name="T8">ul </text:span><text:span text:style-name="T8">viol</text:span><text:span text:style-name="T8">atio</text:span><text:span text:style-name="T8">n of </text:span><text:span text:style-name="T8">reas</text:span><text:span text:style-name="T8">ona</text:span><text:span text:style-name="T8">ble </text:span><text:span text:style-name="T8">safet</text:span><text:span text:style-name="T8">y </text:span><text:span text:style-name="T8">prot</text:span><text:span text:style-name="T8">ocol</text:span><text:span text:style-name="T8">s </text:span><text:span text:style-name="T8">may </text:span><text:span text:style-name="T8">resu</text:span><text:span text:style-name="T8">lt in </text:span><text:span text:style-name="T8">the </text:span><text:span text:style-name="T8">term</text:span><text:span text:style-name="T8">inati</text:span><text:span text:style-name="T8">on </text:span><text:span text:style-name="T8">of </text:span><text:span text:style-name="T8">my </text:span><text:span text:style-name="T8">me</text:span><text:span text:style-name="T8">mbe</text:span><text:span text:style-name="T8">rshi</text:span><text:span text:style-name="T8">p </text:span><text:span text:style-name="T8">and/</text:span><text:span text:style-name="T8">or </text:span><text:span text:style-name="T8">acce</text:span><text:span text:style-name="T8">ss</text:span></text:p>
          </draw:text-box>
        </draw:frame>
        <draw:frame draw:style-name="gr11" draw:text-style-name="P12" draw:layer="layout" svg:width="1.073cm" svg:height="0.424cm" svg:x="1.101cm" svg:y="11.683cm">
          <draw:text-box>
            <text:p text:style-name="P11"><text:span text:style-name="T8">right</text:span><text:span text:style-name="T8">s.</text:span></text:p>
          </draw:text-box>
        </draw:frame>
        <draw:frame draw:style-name="gr11" draw:text-style-name="P12" draw:layer="layout" svg:width="19.353cm" svg:height="0.424cm" svg:x="1.101cm" svg:y="12.483cm">
          <draw:text-box>
            <text:p text:style-name="P11"><text:span text:style-name="T8">Unti</text:span><text:span text:style-name="T8">l </text:span><text:span text:style-name="T8">and </text:span><text:span text:style-name="T8">unle</text:span><text:span text:style-name="T8">ss I </text:span><text:span text:style-name="T8">appl</text:span><text:span text:style-name="T8">y </text:span><text:span text:style-name="T8">for </text:span><text:span text:style-name="T8">and </text:span><text:span text:style-name="T8">am </text:span><text:span text:style-name="T8">acce</text:span><text:span text:style-name="T8">pted </text:span><text:span text:style-name="T8">as a </text:span><text:span text:style-name="T8">full </text:span><text:span text:style-name="T8">me</text:span><text:span text:style-name="T8">mbe</text:span><text:span text:style-name="T8">r of </text:span><text:span text:style-name="T8">Cal</text:span><text:span text:style-name="T8">gary </text:span><text:span text:style-name="T8">Prot</text:span><text:span text:style-name="T8">ospa</text:span><text:span text:style-name="T8">ce, I </text:span><text:span text:style-name="T8">und</text:span><text:span text:style-name="T8">ersta</text:span><text:span text:style-name="T8">nd </text:span><text:span text:style-name="T8">that </text:span><text:span text:style-name="T8">as a </text:span><text:span text:style-name="T8">Gue</text:span><text:span text:style-name="T8">st,</text:span></text:p>
          </draw:text-box>
        </draw:frame>
        <draw:frame draw:style-name="gr11" draw:text-style-name="P12" draw:layer="layout" svg:width="19.293cm" svg:height="0.424cm" svg:x="1.101cm" svg:y="12.882cm">
          <draw:text-box>
            <text:p text:style-name="P11"><text:span text:style-name="T8">in </text:span><text:span text:style-name="T8">orde</text:span><text:span text:style-name="T8">r to </text:span><text:span text:style-name="T8">acce</text:span><text:span text:style-name="T8">ss </text:span><text:span text:style-name="T8">Prot</text:span><text:span text:style-name="T8">ospa</text:span><text:span text:style-name="T8">ce </text:span><text:span text:style-name="T8">facil</text:span><text:span text:style-name="T8">ities </text:span><text:span text:style-name="T8">or </text:span><text:span text:style-name="T8">spac</text:span><text:span text:style-name="T8">e, I </text:span><text:span text:style-name="T8">mus</text:span><text:span text:style-name="T8">t be </text:span><text:span text:style-name="T8">acco</text:span><text:span text:style-name="T8">mpa</text:span><text:span text:style-name="T8">nied </text:span><text:span text:style-name="T8">by a </text:span><text:span text:style-name="T8">me</text:span><text:span text:style-name="T8">mbe</text:span><text:span text:style-name="T8">r of </text:span><text:span text:style-name="T8">Prot</text:span><text:span text:style-name="T8">ospa</text:span><text:span text:style-name="T8">ce, </text:span><text:span text:style-name="T8">and </text:span><text:span text:style-name="T8">I </text:span><text:span text:style-name="T8">will </text:span><text:span text:style-name="T8">not</text:span></text:p>
          </draw:text-box>
        </draw:frame>
        <draw:frame draw:style-name="gr11" draw:text-style-name="P12" draw:layer="layout" svg:width="19.344cm" svg:height="0.424cm" svg:x="1.101cm" svg:y="13.284cm">
          <draw:text-box>
            <text:p text:style-name="P11"><text:span text:style-name="T8">seek </text:span><text:span text:style-name="T8">to </text:span><text:span text:style-name="T8">acce</text:span><text:span text:style-name="T8">ss </text:span><text:span text:style-name="T8">nor </text:span><text:span text:style-name="T8">to </text:span><text:span text:style-name="T8">rem</text:span><text:span text:style-name="T8">ain </text:span><text:span text:style-name="T8">in </text:span><text:span text:style-name="T8">the </text:span><text:span text:style-name="T8">spac</text:span><text:span text:style-name="T8">e </text:span><text:span text:style-name="T8">una</text:span><text:span text:style-name="T8">cco</text:span><text:span text:style-name="T8">mpa</text:span><text:span text:style-name="T8">nied</text:span><text:span text:style-name="T8">, </text:span><text:span text:style-name="T8">until </text:span><text:span text:style-name="T8">and </text:span><text:span text:style-name="T8">unle</text:span><text:span text:style-name="T8">ss I </text:span><text:span text:style-name="T8">hav</text:span><text:span text:style-name="T8">e </text:span><text:span text:style-name="T8">bec</text:span><text:span text:style-name="T8">ome </text:span><text:span text:style-name="T8">a </text:span><text:span text:style-name="T8">me</text:span><text:span text:style-name="T8">mbe</text:span><text:span text:style-name="T8">r </text:span><text:span text:style-name="T8">and </text:span><text:span text:style-name="T8">hav</text:span><text:span text:style-name="T8">e </text:span><text:span text:style-name="T8">bee</text:span><text:span text:style-name="T8">n</text:span></text:p>
          </draw:text-box>
        </draw:frame>
        <draw:line draw:style-name="gr3" draw:text-style-name="P13" draw:layer="layout" svg:x1="2.47cm" svg:y1="15.349cm" svg:x2="4.77cm" svg:y2="15.349cm">
          <text:p/>
        </draw:line>
        <draw:frame draw:style-name="gr11" draw:text-style-name="P12" draw:layer="layout" svg:width="7.427cm" svg:height="0.424cm" svg:x="1.101cm" svg:y="13.683cm">
          <draw:text-box>
            <text:p text:style-name="P11"><text:span text:style-name="T8">issu</text:span><text:span text:style-name="T8">ed </text:span><text:span text:style-name="T8">my </text:span><text:span text:style-name="T8">own </text:span><text:span text:style-name="T8">key, </text:span><text:span text:style-name="T8">key </text:span><text:span text:style-name="T8">fob, </text:span><text:span text:style-name="T8">or </text:span><text:span text:style-name="T8">acce</text:span><text:span text:style-name="T8">ss </text:span><text:span text:style-name="T8">card</text:span><text:span text:style-name="T8">.</text:span></text:p>
          </draw:text-box>
        </draw:frame>
        <draw:frame draw:style-name="gr11" draw:text-style-name="P12" draw:layer="layout" svg:width="1.272cm" svg:height="0.424cm" svg:x="1.101cm" svg:y="14.882cm">
          <draw:text-box>
            <text:p text:style-name="P11"><text:span text:style-name="T8">(initi</text:span><text:span text:style-name="T8">al)</text:span></text:p>
          </draw:text-box>
        </draw:frame>
        <draw:frame draw:style-name="gr12" draw:text-style-name="P10" draw:layer="layout" svg:width="14.01cm" svg:height="0.496cm" svg:x="1.101cm" svg:y="15.893cm">
          <draw:text-box>
            <text:p text:style-name="P2"><text:span text:style-name="T7">Rel</text:span><text:span text:style-name="T7">ea</text:span><text:span text:style-name="T7">se </text:span><text:span text:style-name="T7">of </text:span><text:span text:style-name="T7">Lia</text:span><text:span text:style-name="T7">bilit</text:span><text:span text:style-name="T7">y, </text:span><text:span text:style-name="T7">Wa</text:span><text:span text:style-name="T7">ive</text:span><text:span text:style-name="T7">r of </text:span><text:span text:style-name="T7">Cla</text:span><text:span text:style-name="T7">im</text:span><text:span text:style-name="T7">s </text:span><text:span text:style-name="T7">an</text:span><text:span text:style-name="T7">d </text:span><text:span text:style-name="T7">Ind</text:span><text:span text:style-name="T7">em</text:span><text:span text:style-name="T7">nit</text:span><text:span text:style-name="T7">y </text:span><text:span text:style-name="T7">Ag</text:span><text:span text:style-name="T7">ree</text:span><text:span text:style-name="T7">me</text:span><text:span text:style-name="T7">nt</text:span></text:p>
          </draw:text-box>
        </draw:frame>
        <draw:frame draw:style-name="gr11" draw:text-style-name="P12" draw:layer="layout" svg:width="18.019cm" svg:height="0.424cm" svg:x="1.101cm" svg:y="16.681cm">
          <draw:text-box>
            <text:p text:style-name="P11"><text:span text:style-name="T8">In </text:span><text:span text:style-name="T8">cons</text:span><text:span text:style-name="T8">ider</text:span><text:span text:style-name="T8">atio</text:span><text:span text:style-name="T8">n of </text:span><text:span text:style-name="T8">Prot</text:span><text:span text:style-name="T8">ospa</text:span><text:span text:style-name="T8">ce </text:span><text:span text:style-name="T8">allo</text:span><text:span text:style-name="T8">win</text:span><text:span text:style-name="T8">g </text:span><text:span text:style-name="T8">me </text:span><text:span text:style-name="T8">to </text:span><text:span text:style-name="T8">parti</text:span><text:span text:style-name="T8">cipa</text:span><text:span text:style-name="T8">te in </text:span><text:span text:style-name="T8">Prot</text:span><text:span text:style-name="T8">ospa</text:span><text:span text:style-name="T8">ce's </text:span><text:span text:style-name="T8">acti</text:span><text:span text:style-name="T8">vitie</text:span><text:span text:style-name="T8">s, </text:span><text:span text:style-name="T8">and </text:span><text:span text:style-name="T8">for </text:span><text:span text:style-name="T8">othe</text:span><text:span text:style-name="T8">r </text:span><text:span text:style-name="T8">goo</text:span><text:span text:style-name="T8">d </text:span><text:span text:style-name="T8">and</text:span></text:p>
          </draw:text-box>
        </draw:frame>
        <draw:frame draw:style-name="gr11" draw:text-style-name="P12" draw:layer="layout" svg:width="17.553cm" svg:height="0.424cm" svg:x="1.101cm" svg:y="17.084cm">
          <draw:text-box>
            <text:p text:style-name="P11"><text:span text:style-name="T8">valu</text:span><text:span text:style-name="T8">able </text:span><text:span text:style-name="T8">cons</text:span><text:span text:style-name="T8">ider</text:span><text:span text:style-name="T8">atio</text:span><text:span text:style-name="T8">n, </text:span><text:span text:style-name="T8">the </text:span><text:span text:style-name="T8">rece</text:span><text:span text:style-name="T8">ipt </text:span><text:span text:style-name="T8">and </text:span><text:span text:style-name="T8">suffi</text:span><text:span text:style-name="T8">cien</text:span><text:span text:style-name="T8">cy </text:span><text:span text:style-name="T8">of </text:span><text:span text:style-name="T8">whi</text:span><text:span text:style-name="T8">ch is </text:span><text:span text:style-name="T8">ack</text:span><text:span text:style-name="T8">now</text:span><text:span text:style-name="T8">ledg</text:span><text:span text:style-name="T8">ed, I </text:span><text:span text:style-name="T8">here</text:span><text:span text:style-name="T8">by </text:span><text:span text:style-name="T8">agre</text:span><text:span text:style-name="T8">e as </text:span><text:span text:style-name="T8">follo</text:span><text:span text:style-name="T8">ws:</text:span></text:p>
          </draw:text-box>
        </draw:frame>
        <draw:frame draw:style-name="gr11" draw:text-style-name="P12" draw:layer="layout" svg:width="18.4cm" svg:height="0.424cm" svg:x="1.101cm" svg:y="17.884cm">
          <draw:text-box>
            <text:p text:style-name="P11"><text:span text:style-name="T8">1. <text:s/></text:span><text:span text:style-name="T8">RE</text:span><text:span text:style-name="T8">LE</text:span><text:span text:style-name="T8">AS</text:span><text:span text:style-name="T8">E </text:span><text:span text:style-name="T8">OF </text:span><text:span text:style-name="T8">LIA</text:span><text:span text:style-name="T8">BIL</text:span><text:span text:style-name="T8">ITY</text:span><text:span text:style-name="T8">: <text:s/></text:span><text:span text:style-name="T8">The </text:span><text:span text:style-name="T8">Parti</text:span><text:span text:style-name="T8">cipa</text:span><text:span text:style-name="T8">nt </text:span><text:span text:style-name="T8">(me)</text:span><text:span text:style-name="T8">, </text:span><text:span text:style-name="T8">fully </text:span><text:span text:style-name="T8">assu</text:span><text:span text:style-name="T8">mes </text:span><text:span text:style-name="T8">all </text:span><text:span text:style-name="T8">risks </text:span><text:span text:style-name="T8">asso</text:span><text:span text:style-name="T8">ciate</text:span><text:span text:style-name="T8">d </text:span><text:span text:style-name="T8">with </text:span><text:span text:style-name="T8">parti</text:span><text:span text:style-name="T8">cipa</text:span><text:span text:style-name="T8">tion </text:span><text:span text:style-name="T8">in</text:span></text:p>
          </draw:text-box>
        </draw:frame>
        <draw:frame draw:style-name="gr11" draw:text-style-name="P12" draw:layer="layout" svg:width="17.947cm" svg:height="0.424cm" svg:x="1.101cm" svg:y="18.283cm">
          <draw:text-box>
            <text:p text:style-name="P11"><text:span text:style-name="T8">eve</text:span><text:span text:style-name="T8">nts, </text:span><text:span text:style-name="T8">and </text:span><text:span text:style-name="T8">exe</text:span><text:span text:style-name="T8">mpt</text:span><text:span text:style-name="T8">s </text:span><text:span text:style-name="T8">and </text:span><text:span text:style-name="T8">rele</text:span><text:span text:style-name="T8">ases </text:span><text:span text:style-name="T8">Prot</text:span><text:span text:style-name="T8">ospa</text:span><text:span text:style-name="T8">ce, </text:span><text:span text:style-name="T8">its </text:span><text:span text:style-name="T8">me</text:span><text:span text:style-name="T8">mbe</text:span><text:span text:style-name="T8">rs, </text:span><text:span text:style-name="T8">offic</text:span><text:span text:style-name="T8">ers, </text:span><text:span text:style-name="T8">age</text:span><text:span text:style-name="T8">nts, </text:span><text:span text:style-name="T8">and </text:span><text:span text:style-name="T8">dire</text:span><text:span text:style-name="T8">ctor</text:span><text:span text:style-name="T8">s, </text:span><text:span text:style-name="T8">fro</text:span><text:span text:style-name="T8">m </text:span><text:span text:style-name="T8">any </text:span><text:span text:style-name="T8">and </text:span><text:span text:style-name="T8">all</text:span></text:p>
          </draw:text-box>
        </draw:frame>
        <draw:frame draw:style-name="gr11" draw:text-style-name="P12" draw:layer="layout" svg:width="18.768cm" svg:height="0.424cm" svg:x="1.101cm" svg:y="18.682cm">
          <draw:text-box>
            <text:p text:style-name="P11"><text:span text:style-name="T8">liabi</text:span><text:span text:style-name="T8">lity </text:span><text:span text:style-name="T8">arisi</text:span><text:span text:style-name="T8">ng </text:span><text:span text:style-name="T8">out </text:span><text:span text:style-name="T8">of </text:span><text:span text:style-name="T8">any </text:span><text:span text:style-name="T8">dam</text:span><text:span text:style-name="T8">age, </text:span><text:span text:style-name="T8">exp</text:span><text:span text:style-name="T8">ense</text:span><text:span text:style-name="T8">, </text:span><text:span text:style-name="T8">loss </text:span><text:span text:style-name="T8">or </text:span><text:span text:style-name="T8">injur</text:span><text:span text:style-name="T8">y </text:span><text:span text:style-name="T8">incl</text:span><text:span text:style-name="T8">udin</text:span><text:span text:style-name="T8">g </text:span><text:span text:style-name="T8">deat</text:span><text:span text:style-name="T8">h to </text:span><text:span text:style-name="T8">the </text:span><text:span text:style-name="T8">parti</text:span><text:span text:style-name="T8">cipa</text:span><text:span text:style-name="T8">nt or </text:span><text:span text:style-name="T8">the </text:span><text:span text:style-name="T8">parti</text:span><text:span text:style-name="T8">cipa</text:span><text:span text:style-name="T8">nt's</text:span></text:p>
          </draw:text-box>
        </draw:frame>
        <draw:frame draw:style-name="gr11" draw:text-style-name="P12" draw:layer="layout" svg:width="19.099cm" svg:height="0.424cm" svg:x="1.101cm" svg:y="19.084cm">
          <draw:text-box>
            <text:p text:style-name="P11"><text:span text:style-name="T8">prop</text:span><text:span text:style-name="T8">erty </text:span><text:span text:style-name="T8">whil</text:span><text:span text:style-name="T8">e </text:span><text:span text:style-name="T8">upo</text:span><text:span text:style-name="T8">n </text:span><text:span text:style-name="T8">Prot</text:span><text:span text:style-name="T8">ospa</text:span><text:span text:style-name="T8">ce's </text:span><text:span text:style-name="T8">pre</text:span><text:span text:style-name="T8">mise</text:span><text:span text:style-name="T8">s, or </text:span><text:span text:style-name="T8">usin</text:span><text:span text:style-name="T8">g </text:span><text:span text:style-name="T8">any </text:span><text:span text:style-name="T8">of </text:span><text:span text:style-name="T8">Prot</text:span><text:span text:style-name="T8">ospa</text:span><text:span text:style-name="T8">ce's </text:span><text:span text:style-name="T8">equi</text:span><text:span text:style-name="T8">pme</text:span><text:span text:style-name="T8">nt, </text:span><text:span text:style-name="T8">or </text:span><text:span text:style-name="T8">whil</text:span><text:span text:style-name="T8">e </text:span><text:span text:style-name="T8">parti</text:span><text:span text:style-name="T8">cipa</text:span><text:span text:style-name="T8">ting </text:span><text:span text:style-name="T8">in </text:span><text:span text:style-name="T8">any</text:span></text:p>
          </draw:text-box>
        </draw:frame>
        <draw:frame draw:style-name="gr11" draw:text-style-name="P12" draw:layer="layout" svg:width="18.337cm" svg:height="0.424cm" svg:x="1.101cm" svg:y="19.483cm">
          <draw:text-box>
            <text:p text:style-name="P11"><text:span text:style-name="T8">of </text:span><text:span text:style-name="T8">Prot</text:span><text:span text:style-name="T8">ospa</text:span><text:span text:style-name="T8">ce's </text:span><text:span text:style-name="T8">acti</text:span><text:span text:style-name="T8">vitie</text:span><text:span text:style-name="T8">s, </text:span><text:span text:style-name="T8">whe</text:span><text:span text:style-name="T8">ther </text:span><text:span text:style-name="T8">such </text:span><text:span text:style-name="T8">loss, </text:span><text:span text:style-name="T8">dam</text:span><text:span text:style-name="T8">age, </text:span><text:span text:style-name="T8">or </text:span><text:span text:style-name="T8">injur</text:span><text:span text:style-name="T8">y </text:span><text:span text:style-name="T8">resu</text:span><text:span text:style-name="T8">lts </text:span><text:span text:style-name="T8">fro</text:span><text:span text:style-name="T8">m </text:span><text:span text:style-name="T8">the </text:span><text:span text:style-name="T8">negl</text:span><text:span text:style-name="T8">igen</text:span><text:span text:style-name="T8">ce </text:span><text:span text:style-name="T8">of </text:span><text:span text:style-name="T8">Prot</text:span><text:span text:style-name="T8">ospa</text:span><text:span text:style-name="T8">ce, </text:span><text:span text:style-name="T8">its</text:span></text:p>
          </draw:text-box>
        </draw:frame>
        <draw:frame draw:style-name="gr11" draw:text-style-name="P12" draw:layer="layout" svg:width="7.961cm" svg:height="0.424cm" svg:x="1.101cm" svg:y="19.885cm">
          <draw:text-box>
            <text:p text:style-name="P11"><text:span text:style-name="T8">me</text:span><text:span text:style-name="T8">mbe</text:span><text:span text:style-name="T8">rs, </text:span><text:span text:style-name="T8">its </text:span><text:span text:style-name="T8">age</text:span><text:span text:style-name="T8">nts, </text:span><text:span text:style-name="T8">or </text:span><text:span text:style-name="T8">fro</text:span><text:span text:style-name="T8">m </text:span><text:span text:style-name="T8">som</text:span><text:span text:style-name="T8">e </text:span><text:span text:style-name="T8">othe</text:span><text:span text:style-name="T8">r </text:span><text:span text:style-name="T8">caus</text:span><text:span text:style-name="T8">e.</text:span></text:p>
          </draw:text-box>
        </draw:frame>
        <draw:frame draw:style-name="gr11" draw:text-style-name="P12" draw:layer="layout" svg:width="18.823cm" svg:height="0.424cm" svg:x="1.101cm" svg:y="20.682cm">
          <draw:text-box>
            <text:p text:style-name="P11"><text:span text:style-name="T8">2. <text:s/></text:span><text:span text:style-name="T8">CO</text:span><text:span text:style-name="T8">VE</text:span><text:span text:style-name="T8">NA</text:span><text:span text:style-name="T8">NT </text:span><text:span text:style-name="T8">NO</text:span><text:span text:style-name="T8">T </text:span><text:span text:style-name="T8">TO </text:span><text:span text:style-name="T8">SU</text:span><text:span text:style-name="T8">E: <text:s/></text:span><text:span text:style-name="T8">The </text:span><text:span text:style-name="T8">Parti</text:span><text:span text:style-name="T8">cipa</text:span><text:span text:style-name="T8">nt </text:span><text:span text:style-name="T8">agre</text:span><text:span text:style-name="T8">es </text:span><text:span text:style-name="T8">nev</text:span><text:span text:style-name="T8">er to </text:span><text:span text:style-name="T8">insti</text:span><text:span text:style-name="T8">tute </text:span><text:span text:style-name="T8">any </text:span><text:span text:style-name="T8">suit </text:span><text:span text:style-name="T8">or </text:span><text:span text:style-name="T8">acti</text:span><text:span text:style-name="T8">on </text:span><text:span text:style-name="T8">at </text:span><text:span text:style-name="T8">law </text:span><text:span text:style-name="T8">or </text:span><text:span text:style-name="T8">othe</text:span><text:span text:style-name="T8">rwis</text:span><text:span text:style-name="T8">e</text:span></text:p>
          </draw:text-box>
        </draw:frame>
        <draw:frame draw:style-name="gr11" draw:text-style-name="P12" draw:layer="layout" svg:width="17.562cm" svg:height="0.424cm" svg:x="1.101cm" svg:y="21.084cm">
          <draw:text-box>
            <text:p text:style-name="P11"><text:span text:style-name="T8">agai</text:span><text:span text:style-name="T8">nst </text:span><text:span text:style-name="T8">Prot</text:span><text:span text:style-name="T8">ospa</text:span><text:span text:style-name="T8">ce, </text:span><text:span text:style-name="T8">its </text:span><text:span text:style-name="T8">me</text:span><text:span text:style-name="T8">mbe</text:span><text:span text:style-name="T8">rs, </text:span><text:span text:style-name="T8">offic</text:span><text:span text:style-name="T8">ers, </text:span><text:span text:style-name="T8">boar</text:span><text:span text:style-name="T8">d </text:span><text:span text:style-name="T8">me</text:span><text:span text:style-name="T8">mbe</text:span><text:span text:style-name="T8">rs, </text:span><text:span text:style-name="T8">age</text:span><text:span text:style-name="T8">nts, </text:span><text:span text:style-name="T8">nor </text:span><text:span text:style-name="T8">to </text:span><text:span text:style-name="T8">initi</text:span><text:span text:style-name="T8">ate </text:span><text:span text:style-name="T8">or </text:span><text:span text:style-name="T8">any </text:span><text:span text:style-name="T8">way </text:span><text:span text:style-name="T8">assis</text:span><text:span text:style-name="T8">t in </text:span><text:span text:style-name="T8">the</text:span></text:p>
          </draw:text-box>
        </draw:frame>
        <draw:frame draw:style-name="gr11" draw:text-style-name="P12" draw:layer="layout" svg:width="17.536cm" svg:height="0.424cm" svg:x="1.101cm" svg:y="21.483cm">
          <draw:text-box>
            <text:p text:style-name="P11"><text:span text:style-name="T8">pros</text:span><text:span text:style-name="T8">ecut</text:span><text:span text:style-name="T8">ion </text:span><text:span text:style-name="T8">of </text:span><text:span text:style-name="T8">any </text:span><text:span text:style-name="T8">clai</text:span><text:span text:style-name="T8">m </text:span><text:span text:style-name="T8">for </text:span><text:span text:style-name="T8">dam</text:span><text:span text:style-name="T8">ages </text:span><text:span text:style-name="T8">or </text:span><text:span text:style-name="T8">cour</text:span><text:span text:style-name="T8">se </text:span><text:span text:style-name="T8">of </text:span><text:span text:style-name="T8">acti</text:span><text:span text:style-name="T8">on </text:span><text:span text:style-name="T8">that </text:span><text:span text:style-name="T8">the </text:span><text:span text:style-name="T8">me</text:span><text:span text:style-name="T8">mbe</text:span><text:span text:style-name="T8">r, </text:span><text:span text:style-name="T8">me</text:span><text:span text:style-name="T8">mbe</text:span><text:span text:style-name="T8">r's </text:span><text:span text:style-name="T8">heir</text:span><text:span text:style-name="T8">s, </text:span><text:span text:style-name="T8">exec</text:span><text:span text:style-name="T8">utor</text:span><text:span text:style-name="T8">s or</text:span></text:p>
          </draw:text-box>
        </draw:frame>
        <draw:frame draw:style-name="gr11" draw:text-style-name="P12" draw:layer="layout" svg:width="19.137cm" svg:height="0.424cm" svg:x="1.101cm" svg:y="21.881cm">
          <draw:text-box>
            <text:p text:style-name="P11"><text:span text:style-name="T8">adm</text:span><text:span text:style-name="T8">inist</text:span><text:span text:style-name="T8">rator</text:span><text:span text:style-name="T8">s </text:span><text:span text:style-name="T8">here</text:span><text:span text:style-name="T8">after </text:span><text:span text:style-name="T8">may </text:span><text:span text:style-name="T8">hav</text:span><text:span text:style-name="T8">e by </text:span><text:span text:style-name="T8">reas</text:span><text:span text:style-name="T8">on </text:span><text:span text:style-name="T8">of </text:span><text:span text:style-name="T8">injur</text:span><text:span text:style-name="T8">y to </text:span><text:span text:style-name="T8">the </text:span><text:span text:style-name="T8">pers</text:span><text:span text:style-name="T8">on </text:span><text:span text:style-name="T8">of </text:span><text:span text:style-name="T8">the </text:span><text:span text:style-name="T8">me</text:span><text:span text:style-name="T8">mbe</text:span><text:span text:style-name="T8">r or </text:span><text:span text:style-name="T8">to </text:span><text:span text:style-name="T8">the </text:span><text:span text:style-name="T8">parti</text:span><text:span text:style-name="T8">cipa</text:span><text:span text:style-name="T8">nt's </text:span><text:span text:style-name="T8">prop</text:span><text:span text:style-name="T8">erty</text:span></text:p>
          </draw:text-box>
        </draw:frame>
        <draw:frame draw:style-name="gr11" draw:text-style-name="P12" draw:layer="layout" svg:width="9.938cm" svg:height="0.424cm" svg:x="1.101cm" svg:y="22.284cm">
          <draw:text-box>
            <text:p text:style-name="P11"><text:span text:style-name="T8">arisi</text:span><text:span text:style-name="T8">ng </text:span><text:span text:style-name="T8">fro</text:span><text:span text:style-name="T8">m </text:span><text:span text:style-name="T8">the </text:span><text:span text:style-name="T8">acti</text:span><text:span text:style-name="T8">vitie</text:span><text:span text:style-name="T8">s </text:span><text:span text:style-name="T8">cont</text:span><text:span text:style-name="T8">emp</text:span><text:span text:style-name="T8">late</text:span><text:span text:style-name="T8">d by </text:span><text:span text:style-name="T8">this </text:span><text:span text:style-name="T8">agre</text:span><text:span text:style-name="T8">eme</text:span><text:span text:style-name="T8">nt.</text:span></text:p>
          </draw:text-box>
        </draw:frame>
        <draw:frame draw:style-name="gr11" draw:text-style-name="P12" draw:layer="layout" svg:width="19.374cm" svg:height="0.424cm" svg:x="1.101cm" svg:y="23.084cm">
          <draw:text-box>
            <text:p text:style-name="P11"><text:span text:style-name="T8">3. <text:s/></text:span><text:span text:style-name="T8">THI</text:span><text:span text:style-name="T8">RD </text:span><text:span text:style-name="T8">PA</text:span><text:span text:style-name="T8">RT</text:span><text:span text:style-name="T8">Y </text:span><text:span text:style-name="T8">IND</text:span><text:span text:style-name="T8">EM</text:span><text:span text:style-name="T8">NIF</text:span><text:span text:style-name="T8">ICA</text:span><text:span text:style-name="T8">TIO</text:span><text:span text:style-name="T8">N: </text:span><text:span text:style-name="T8">The </text:span><text:span text:style-name="T8">Parti</text:span><text:span text:style-name="T8">cipa</text:span><text:span text:style-name="T8">nt </text:span><text:span text:style-name="T8">will </text:span><text:span text:style-name="T8">inde</text:span><text:span text:style-name="T8">mnif</text:span><text:span text:style-name="T8">y, </text:span><text:span text:style-name="T8">save </text:span><text:span text:style-name="T8">and </text:span><text:span text:style-name="T8">hold </text:span><text:span text:style-name="T8">har</text:span><text:span text:style-name="T8">mles</text:span><text:span text:style-name="T8">s </text:span><text:span text:style-name="T8">Prot</text:span><text:span text:style-name="T8">ospa</text:span><text:span text:style-name="T8">ce, </text:span><text:span text:style-name="T8">its</text:span></text:p>
          </draw:text-box>
        </draw:frame>
        <draw:frame draw:style-name="gr11" draw:text-style-name="P12" draw:layer="layout" svg:width="18.959cm" svg:height="0.424cm" svg:x="1.101cm" svg:y="23.483cm">
          <draw:text-box>
            <text:p text:style-name="P11"><text:span text:style-name="T8">me</text:span><text:span text:style-name="T8">mbe</text:span><text:span text:style-name="T8">rs, </text:span><text:span text:style-name="T8">offic</text:span><text:span text:style-name="T8">ers, </text:span><text:span text:style-name="T8">dire</text:span><text:span text:style-name="T8">ctor</text:span><text:span text:style-name="T8">s, or </text:span><text:span text:style-name="T8">age</text:span><text:span text:style-name="T8">nts </text:span><text:span text:style-name="T8">fro</text:span><text:span text:style-name="T8">m </text:span><text:span text:style-name="T8">any </text:span><text:span text:style-name="T8">and </text:span><text:span text:style-name="T8">all </text:span><text:span text:style-name="T8">loss</text:span><text:span text:style-name="T8">es, </text:span><text:span text:style-name="T8">clai</text:span><text:span text:style-name="T8">ms, </text:span><text:span text:style-name="T8">acti</text:span><text:span text:style-name="T8">ons, </text:span><text:span text:style-name="T8">or </text:span><text:span text:style-name="T8">proc</text:span><text:span text:style-name="T8">eedi</text:span><text:span text:style-name="T8">ngs </text:span><text:span text:style-name="T8">of </text:span><text:span text:style-name="T8">ever</text:span><text:span text:style-name="T8">y </text:span><text:span text:style-name="T8">kind </text:span><text:span text:style-name="T8">and</text:span></text:p>
          </draw:text-box>
        </draw:frame>
        <draw:frame draw:style-name="gr11" draw:text-style-name="P12" draw:layer="layout" svg:width="18.87cm" svg:height="0.424cm" svg:x="1.101cm" svg:y="23.882cm">
          <draw:text-box>
            <text:p text:style-name="P11"><text:span text:style-name="T8">char</text:span><text:span text:style-name="T8">acte</text:span><text:span text:style-name="T8">r </text:span><text:span text:style-name="T8">whi</text:span><text:span text:style-name="T8">ch </text:span><text:span text:style-name="T8">may </text:span><text:span text:style-name="T8">be </text:span><text:span text:style-name="T8">pres</text:span><text:span text:style-name="T8">ente</text:span><text:span text:style-name="T8">d or </text:span><text:span text:style-name="T8">initi</text:span><text:span text:style-name="T8">ated </text:span><text:span text:style-name="T8">by </text:span><text:span text:style-name="T8">any </text:span><text:span text:style-name="T8">Thir</text:span><text:span text:style-name="T8">d </text:span><text:span text:style-name="T8">Part</text:span><text:span text:style-name="T8">y </text:span><text:span text:style-name="T8">and </text:span><text:span text:style-name="T8">whi</text:span><text:span text:style-name="T8">ch </text:span><text:span text:style-name="T8">arise </text:span><text:span text:style-name="T8">dire</text:span><text:span text:style-name="T8">ctly </text:span><text:span text:style-name="T8">or </text:span><text:span text:style-name="T8">indir</text:span><text:span text:style-name="T8">ectl</text:span><text:span text:style-name="T8">y </text:span><text:span text:style-name="T8">fro</text:span><text:span text:style-name="T8">m </text:span><text:span text:style-name="T8">the</text:span></text:p>
          </draw:text-box>
        </draw:frame>
        <draw:frame draw:style-name="gr11" draw:text-style-name="P12" draw:layer="layout" svg:width="15.068cm" svg:height="0.424cm" svg:x="1.101cm" svg:y="24.284cm">
          <draw:text-box>
            <text:p text:style-name="P11"><text:span text:style-name="T8">acti</text:span><text:span text:style-name="T8">ons </text:span><text:span text:style-name="T8">of </text:span><text:span text:style-name="T8">the </text:span><text:span text:style-name="T8">Parti</text:span><text:span text:style-name="T8">cipa</text:span><text:span text:style-name="T8">nt </text:span><text:span text:style-name="T8">whil</text:span><text:span text:style-name="T8">e </text:span><text:span text:style-name="T8">eng</text:span><text:span text:style-name="T8">age</text:span><text:span text:style-name="T8">d in </text:span><text:span text:style-name="T8">the </text:span><text:span text:style-name="T8">acti</text:span><text:span text:style-name="T8">vitie</text:span><text:span text:style-name="T8">s </text:span><text:span text:style-name="T8">cont</text:span><text:span text:style-name="T8">emp</text:span><text:span text:style-name="T8">late</text:span><text:span text:style-name="T8">d by </text:span><text:span text:style-name="T8">this </text:span><text:span text:style-name="T8">agre</text:span><text:span text:style-name="T8">eme</text:span><text:span text:style-name="T8">nt.</text:span></text:p>
          </draw:text-box>
        </draw:frame>
        <draw:frame draw:style-name="gr11" draw:text-style-name="P12" draw:layer="layout" svg:width="17.625cm" svg:height="0.424cm" svg:x="1.101cm" svg:y="25.085cm">
          <draw:text-box>
            <text:p text:style-name="P11"><text:span text:style-name="T8">4. <text:s/></text:span><text:span text:style-name="T8">AC</text:span><text:span text:style-name="T8">CE</text:span><text:span text:style-name="T8">PT</text:span><text:span text:style-name="T8">AB</text:span><text:span text:style-name="T8">LE </text:span><text:span text:style-name="T8">SPE</text:span><text:span text:style-name="T8">EC</text:span><text:span text:style-name="T8">H </text:span><text:span text:style-name="T8">AN</text:span><text:span text:style-name="T8">D </text:span><text:span text:style-name="T8">BE</text:span><text:span text:style-name="T8">HA</text:span><text:span text:style-name="T8">VIO</text:span><text:span text:style-name="T8">UR: </text:span><text:span text:style-name="T8">Prot</text:span><text:span text:style-name="T8">ospa</text:span><text:span text:style-name="T8">ce is </text:span><text:span text:style-name="T8">acce</text:span><text:span text:style-name="T8">ptin</text:span><text:span text:style-name="T8">g of </text:span><text:span text:style-name="T8">all </text:span><text:span text:style-name="T8">race</text:span><text:span text:style-name="T8">s, </text:span><text:span text:style-name="T8">cree</text:span><text:span text:style-name="T8">ds, </text:span><text:span text:style-name="T8">gen</text:span><text:span text:style-name="T8">ders</text:span><text:span text:style-name="T8">,</text:span></text:p>
          </draw:text-box>
        </draw:frame>
        <draw:frame draw:style-name="gr10" draw:text-style-name="P5" draw:layer="layout" svg:width="2.19cm" svg:height="1.24cm" svg:x="19.4cm" svg:y="26.7cm">
          <draw:text-box>
            <text:p text:style-name="P2"><text:span text:style-name="T2">Page </text:span><text:span text:style-name="T2">2/3</text:span></text:p>
          </draw:text-box>
        </draw:frame>
      </draw:page>
      <draw:page draw:name="page3" draw:style-name="dp1" draw:master-page-name="master-page3">
        <draw:polygon draw:style-name="gr1" draw:text-style-name="P8" draw:layer="layout" svg:width="21.589cm" svg:height="27.939cm" svg:x="0cm" svg:y="0cm" svg:viewBox="0 0 21590 27940" draw:points="0,0 21590,0 21590,27940 0,27940">
          <text:p/>
        </draw:polygon>
        <draw:frame draw:style-name="gr11" draw:text-style-name="P12" draw:layer="layout" svg:width="19.204cm" svg:height="0.424cm" svg:x="1.101cm" svg:y="1.082cm">
          <draw:text-box>
            <text:p text:style-name="P11"><text:span text:style-name="T8">orie</text:span><text:span text:style-name="T8">ntati</text:span><text:span text:style-name="T8">ons, </text:span><text:span text:style-name="T8">relig</text:span><text:span text:style-name="T8">ions </text:span><text:span text:style-name="T8">and </text:span><text:span text:style-name="T8">any </text:span><text:span text:style-name="T8">othe</text:span><text:span text:style-name="T8">r </text:span><text:span text:style-name="T8">type </text:span><text:span text:style-name="T8">of </text:span><text:span text:style-name="T8">iden</text:span><text:span text:style-name="T8">tifier</text:span><text:span text:style-name="T8">. </text:span><text:span text:style-name="T8">Whi</text:span><text:span text:style-name="T8">le </text:span><text:span text:style-name="T8">Prot</text:span><text:span text:style-name="T8">ospa</text:span><text:span text:style-name="T8">ce is </text:span><text:span text:style-name="T8">enc</text:span><text:span text:style-name="T8">oura</text:span><text:span text:style-name="T8">ging </text:span><text:span text:style-name="T8">of </text:span><text:span text:style-name="T8">free</text:span><text:span text:style-name="T8">dom </text:span><text:span text:style-name="T8">of </text:span><text:span text:style-name="T8">spee</text:span><text:span text:style-name="T8">ch </text:span><text:span text:style-name="T8">and</text:span></text:p>
          </draw:text-box>
        </draw:frame>
        <draw:frame draw:style-name="gr11" draw:text-style-name="P12" draw:layer="layout" svg:width="19.12cm" svg:height="0.424cm" svg:x="1.101cm" svg:y="1.484cm">
          <draw:text-box>
            <text:p text:style-name="P11"><text:span text:style-name="T8">the </text:span><text:span text:style-name="T8">ope</text:span><text:span text:style-name="T8">n </text:span><text:span text:style-name="T8">shar</text:span><text:span text:style-name="T8">ing </text:span><text:span text:style-name="T8">of </text:span><text:span text:style-name="T8">idea</text:span><text:span text:style-name="T8">s of </text:span><text:span text:style-name="T8">all </text:span><text:span text:style-name="T8">type</text:span><text:span text:style-name="T8">s, </text:span><text:span text:style-name="T8">hate</text:span><text:span text:style-name="T8">ful </text:span><text:span text:style-name="T8">spee</text:span><text:span text:style-name="T8">ch, </text:span><text:span text:style-name="T8">hara</text:span><text:span text:style-name="T8">ssm</text:span><text:span text:style-name="T8">ent, </text:span><text:span text:style-name="T8">thre</text:span><text:span text:style-name="T8">ats </text:span><text:span text:style-name="T8">or </text:span><text:span text:style-name="T8">viol</text:span><text:span text:style-name="T8">ence </text:span><text:span text:style-name="T8">will </text:span><text:span text:style-name="T8">not </text:span><text:span text:style-name="T8">be </text:span><text:span text:style-name="T8">toler</text:span><text:span text:style-name="T8">ated</text:span><text:span text:style-name="T8">. </text:span><text:span text:style-name="T8">Use </text:span><text:span text:style-name="T8">of</text:span></text:p>
          </draw:text-box>
        </draw:frame>
        <draw:frame draw:style-name="gr11" draw:text-style-name="P12" draw:layer="layout" svg:width="19.353cm" svg:height="0.424cm" svg:x="1.101cm" svg:y="1.883cm">
          <draw:text-box>
            <text:p text:style-name="P11"><text:span text:style-name="T8">Prot</text:span><text:span text:style-name="T8">ospa</text:span><text:span text:style-name="T8">ce </text:span><text:span text:style-name="T8">or </text:span><text:span text:style-name="T8">Prot</text:span><text:span text:style-name="T8">ospa</text:span><text:span text:style-name="T8">ce </text:span><text:span text:style-name="T8">Me</text:span><text:span text:style-name="T8">mbe</text:span><text:span text:style-name="T8">rs' </text:span><text:span text:style-name="T8">equi</text:span><text:span text:style-name="T8">pme</text:span><text:span text:style-name="T8">nt </text:span><text:span text:style-name="T8">whil</text:span><text:span text:style-name="T8">e </text:span><text:span text:style-name="T8">into</text:span><text:span text:style-name="T8">xica</text:span><text:span text:style-name="T8">ted </text:span><text:span text:style-name="T8">or </text:span><text:span text:style-name="T8">othe</text:span><text:span text:style-name="T8">rwis</text:span><text:span text:style-name="T8">e </text:span><text:span text:style-name="T8">imp</text:span><text:span text:style-name="T8">aire</text:span><text:span text:style-name="T8">d is </text:span><text:span text:style-name="T8">forb</text:span><text:span text:style-name="T8">idde</text:span><text:span text:style-name="T8">n </text:span><text:span text:style-name="T8">for </text:span><text:span text:style-name="T8">reas</text:span><text:span text:style-name="T8">ons </text:span><text:span text:style-name="T8">of</text:span></text:p>
          </draw:text-box>
        </draw:frame>
        <draw:frame draw:style-name="gr11" draw:text-style-name="P12" draw:layer="layout" svg:width="17.909cm" svg:height="0.424cm" svg:x="1.101cm" svg:y="2.285cm">
          <draw:text-box>
            <text:p text:style-name="P11"><text:span text:style-name="T8">safet</text:span><text:span text:style-name="T8">y. </text:span><text:span text:style-name="T8">Suc</text:span><text:span text:style-name="T8">h </text:span><text:span text:style-name="T8">acti</text:span><text:span text:style-name="T8">ons </text:span><text:span text:style-name="T8">or </text:span><text:span text:style-name="T8">spee</text:span><text:span text:style-name="T8">ch </text:span><text:span text:style-name="T8">may </text:span><text:span text:style-name="T8">resu</text:span><text:span text:style-name="T8">lt in </text:span><text:span text:style-name="T8">cons</text:span><text:span text:style-name="T8">equ</text:span><text:span text:style-name="T8">ence</text:span><text:span text:style-name="T8">s </text:span><text:span text:style-name="T8">incl</text:span><text:span text:style-name="T8">udin</text:span><text:span text:style-name="T8">g </text:span><text:span text:style-name="T8">war</text:span><text:span text:style-name="T8">ning</text:span><text:span text:style-name="T8">s, </text:span><text:span text:style-name="T8">me</text:span><text:span text:style-name="T8">mbe</text:span><text:span text:style-name="T8">rshi</text:span><text:span text:style-name="T8">p </text:span><text:span text:style-name="T8">susp</text:span><text:span text:style-name="T8">ensi</text:span><text:span text:style-name="T8">on </text:span><text:span text:style-name="T8">or</text:span></text:p>
          </draw:text-box>
        </draw:frame>
        <draw:frame draw:style-name="gr11" draw:text-style-name="P12" draw:layer="layout" svg:width="12.262cm" svg:height="0.424cm" svg:x="1.101cm" svg:y="2.683cm">
          <draw:text-box>
            <text:p text:style-name="P11"><text:span text:style-name="T8">term</text:span><text:span text:style-name="T8">inati</text:span><text:span text:style-name="T8">on, </text:span><text:span text:style-name="T8">or </text:span><text:span text:style-name="T8">exp</text:span><text:span text:style-name="T8">ulsi</text:span><text:span text:style-name="T8">on </text:span><text:span text:style-name="T8">fro</text:span><text:span text:style-name="T8">m </text:span><text:span text:style-name="T8">the </text:span><text:span text:style-name="T8">facil</text:span><text:span text:style-name="T8">ity </text:span><text:span text:style-name="T8">(tem</text:span><text:span text:style-name="T8">pora</text:span><text:span text:style-name="T8">rily </text:span><text:span text:style-name="T8">or </text:span><text:span text:style-name="T8">per</text:span><text:span text:style-name="T8">man</text:span><text:span text:style-name="T8">entl</text:span><text:span text:style-name="T8">y).</text:span></text:p>
          </draw:text-box>
        </draw:frame>
        <draw:frame draw:style-name="gr11" draw:text-style-name="P12" draw:layer="layout" svg:width="18.908cm" svg:height="0.424cm" svg:x="1.101cm" svg:y="3.484cm">
          <draw:text-box>
            <text:p text:style-name="P11"><text:span text:style-name="T8">5. <text:s/></text:span><text:span text:style-name="T8">This </text:span><text:span text:style-name="T8">Rele</text:span><text:span text:style-name="T8">ase </text:span><text:span text:style-name="T8">Agr</text:span><text:span text:style-name="T8">eem</text:span><text:span text:style-name="T8">ent </text:span><text:span text:style-name="T8">shall </text:span><text:span text:style-name="T8">be </text:span><text:span text:style-name="T8">effe</text:span><text:span text:style-name="T8">ctiv</text:span><text:span text:style-name="T8">e </text:span><text:span text:style-name="T8">and </text:span><text:span text:style-name="T8">bind</text:span><text:span text:style-name="T8">ing </text:span><text:span text:style-name="T8">upo</text:span><text:span text:style-name="T8">n </text:span><text:span text:style-name="T8">my </text:span><text:span text:style-name="T8">heir</text:span><text:span text:style-name="T8">s, </text:span><text:span text:style-name="T8">next </text:span><text:span text:style-name="T8">of </text:span><text:span text:style-name="T8">kin, </text:span><text:span text:style-name="T8">exec</text:span><text:span text:style-name="T8">utor</text:span><text:span text:style-name="T8">s, </text:span><text:span text:style-name="T8">adm</text:span><text:span text:style-name="T8">inist</text:span><text:span text:style-name="T8">rator</text:span><text:span text:style-name="T8">s,</text:span></text:p>
          </draw:text-box>
        </draw:frame>
        <draw:frame draw:style-name="gr11" draw:text-style-name="P12" draw:layer="layout" svg:width="11.292cm" svg:height="0.424cm" svg:x="1.101cm" svg:y="3.883cm">
          <draw:text-box>
            <text:p text:style-name="P11"><text:span text:style-name="T8">assi</text:span><text:span text:style-name="T8">gns </text:span><text:span text:style-name="T8">and </text:span><text:span text:style-name="T8">repr</text:span><text:span text:style-name="T8">esen</text:span><text:span text:style-name="T8">tativ</text:span><text:span text:style-name="T8">es, </text:span><text:span text:style-name="T8">in </text:span><text:span text:style-name="T8">the </text:span><text:span text:style-name="T8">eve</text:span><text:span text:style-name="T8">nt of </text:span><text:span text:style-name="T8">my </text:span><text:span text:style-name="T8">deat</text:span><text:span text:style-name="T8">h or </text:span><text:span text:style-name="T8">inca</text:span><text:span text:style-name="T8">paci</text:span><text:span text:style-name="T8">ty.</text:span></text:p>
          </draw:text-box>
        </draw:frame>
        <draw:frame draw:style-name="gr11" draw:text-style-name="P12" draw:layer="layout" svg:width="17.63cm" svg:height="0.424cm" svg:x="1.101cm" svg:y="4.684cm">
          <draw:text-box>
            <text:p text:style-name="P11"><text:span text:style-name="T8">6. <text:s/></text:span><text:span text:style-name="T8">This </text:span><text:span text:style-name="T8">Rele</text:span><text:span text:style-name="T8">ase </text:span><text:span text:style-name="T8">Agr</text:span><text:span text:style-name="T8">eem</text:span><text:span text:style-name="T8">ent </text:span><text:span text:style-name="T8">and </text:span><text:span text:style-name="T8">any </text:span><text:span text:style-name="T8">right</text:span><text:span text:style-name="T8">s, </text:span><text:span text:style-name="T8">duti</text:span><text:span text:style-name="T8">es </text:span><text:span text:style-name="T8">and </text:span><text:span text:style-name="T8">obli</text:span><text:span text:style-name="T8">gati</text:span><text:span text:style-name="T8">ons </text:span><text:span text:style-name="T8">as </text:span><text:span text:style-name="T8">bet</text:span><text:span text:style-name="T8">wee</text:span><text:span text:style-name="T8">n </text:span><text:span text:style-name="T8">mys</text:span><text:span text:style-name="T8">elf </text:span><text:span text:style-name="T8">and </text:span><text:span text:style-name="T8">Prot</text:span><text:span text:style-name="T8">ospa</text:span><text:span text:style-name="T8">ce, </text:span><text:span text:style-name="T8">its</text:span></text:p>
          </draw:text-box>
        </draw:frame>
        <draw:frame draw:style-name="gr11" draw:text-style-name="P12" draw:layer="layout" svg:width="18.976cm" svg:height="0.424cm" svg:x="1.101cm" svg:y="5.082cm">
          <draw:text-box>
            <text:p text:style-name="P11"><text:span text:style-name="T8">me</text:span><text:span text:style-name="T8">mbe</text:span><text:span text:style-name="T8">rs, </text:span><text:span text:style-name="T8">offic</text:span><text:span text:style-name="T8">ers, </text:span><text:span text:style-name="T8">dire</text:span><text:span text:style-name="T8">ctor</text:span><text:span text:style-name="T8">s or </text:span><text:span text:style-name="T8">age</text:span><text:span text:style-name="T8">nts </text:span><text:span text:style-name="T8">shall </text:span><text:span text:style-name="T8">be </text:span><text:span text:style-name="T8">gov</text:span><text:span text:style-name="T8">erne</text:span><text:span text:style-name="T8">d by </text:span><text:span text:style-name="T8">and </text:span><text:span text:style-name="T8">inter</text:span><text:span text:style-name="T8">pret</text:span><text:span text:style-name="T8">ed </text:span><text:span text:style-name="T8">solel</text:span><text:span text:style-name="T8">y in </text:span><text:span text:style-name="T8">acco</text:span><text:span text:style-name="T8">rdan</text:span><text:span text:style-name="T8">ce </text:span><text:span text:style-name="T8">with </text:span><text:span text:style-name="T8">the </text:span><text:span text:style-name="T8">laws </text:span><text:span text:style-name="T8">of</text:span></text:p>
          </draw:text-box>
        </draw:frame>
        <draw:frame draw:style-name="gr11" draw:text-style-name="P12" draw:layer="layout" svg:width="5.628cm" svg:height="0.424cm" svg:x="1.101cm" svg:y="5.484cm">
          <draw:text-box>
            <text:p text:style-name="P11"><text:span text:style-name="T8">Alb</text:span><text:span text:style-name="T8">erta </text:span><text:span text:style-name="T8">and </text:span><text:span text:style-name="T8">no </text:span><text:span text:style-name="T8">othe</text:span><text:span text:style-name="T8">r </text:span><text:span text:style-name="T8">juris</text:span><text:span text:style-name="T8">dicti</text:span><text:span text:style-name="T8">on.</text:span></text:p>
          </draw:text-box>
        </draw:frame>
        <draw:frame draw:style-name="gr11" draw:text-style-name="P12" draw:layer="layout" svg:width="18.557cm" svg:height="0.424cm" svg:x="1.101cm" svg:y="6.282cm">
          <draw:text-box>
            <text:p text:style-name="P11"><text:span text:style-name="T8">7. <text:s/></text:span><text:span text:style-name="T8">Any </text:span><text:span text:style-name="T8">litig</text:span><text:span text:style-name="T8">atio</text:span><text:span text:style-name="T8">n </text:span><text:span text:style-name="T8">invo</text:span><text:span text:style-name="T8">lvin</text:span><text:span text:style-name="T8">g </text:span><text:span text:style-name="T8">mys</text:span><text:span text:style-name="T8">elf </text:span><text:span text:style-name="T8">and </text:span><text:span text:style-name="T8">Prot</text:span><text:span text:style-name="T8">ospa</text:span><text:span text:style-name="T8">ce, </text:span><text:span text:style-name="T8">its </text:span><text:span text:style-name="T8">me</text:span><text:span text:style-name="T8">mbe</text:span><text:span text:style-name="T8">rs, </text:span><text:span text:style-name="T8">offic</text:span><text:span text:style-name="T8">ers, </text:span><text:span text:style-name="T8">dire</text:span><text:span text:style-name="T8">ctor</text:span><text:span text:style-name="T8">s, or </text:span><text:span text:style-name="T8">age</text:span><text:span text:style-name="T8">nts </text:span><text:span text:style-name="T8">shall </text:span><text:span text:style-name="T8">be </text:span><text:span text:style-name="T8">brou</text:span><text:span text:style-name="T8">ght</text:span></text:p>
          </draw:text-box>
        </draw:frame>
        <draw:frame draw:style-name="gr11" draw:text-style-name="P12" draw:layer="layout" svg:width="14.747cm" svg:height="0.424cm" svg:x="1.101cm" svg:y="6.684cm">
          <draw:text-box>
            <text:p text:style-name="P11"><text:span text:style-name="T8">solel</text:span><text:span text:style-name="T8">y in </text:span><text:span text:style-name="T8">Alb</text:span><text:span text:style-name="T8">erta </text:span><text:span text:style-name="T8">and </text:span><text:span text:style-name="T8">shall </text:span><text:span text:style-name="T8">be </text:span><text:span text:style-name="T8">with</text:span><text:span text:style-name="T8">in </text:span><text:span text:style-name="T8">the </text:span><text:span text:style-name="T8">excl</text:span><text:span text:style-name="T8">usiv</text:span><text:span text:style-name="T8">e </text:span><text:span text:style-name="T8">juris</text:span><text:span text:style-name="T8">dicti</text:span><text:span text:style-name="T8">on </text:span><text:span text:style-name="T8">of </text:span><text:span text:style-name="T8">the </text:span><text:span text:style-name="T8">Cou</text:span><text:span text:style-name="T8">rts </text:span><text:span text:style-name="T8">of </text:span><text:span text:style-name="T8">Alb</text:span><text:span text:style-name="T8">erta.</text:span></text:p>
          </draw:text-box>
        </draw:frame>
        <draw:frame draw:style-name="gr11" draw:text-style-name="P12" draw:layer="layout" svg:width="18.806cm" svg:height="0.424cm" svg:x="1.101cm" svg:y="7.485cm">
          <draw:text-box>
            <text:p text:style-name="P11"><text:span text:style-name="T8">8. <text:s/>I </text:span><text:span text:style-name="T8">here</text:span><text:span text:style-name="T8">by </text:span><text:span text:style-name="T8">ack</text:span><text:span text:style-name="T8">now</text:span><text:span text:style-name="T8">ledg</text:span><text:span text:style-name="T8">e </text:span><text:span text:style-name="T8">that </text:span><text:span text:style-name="T8">I </text:span><text:span text:style-name="T8">hav</text:span><text:span text:style-name="T8">e </text:span><text:span text:style-name="T8">CA</text:span><text:span text:style-name="T8">RE</text:span><text:span text:style-name="T8">FU</text:span><text:span text:style-name="T8">LL</text:span><text:span text:style-name="T8">Y </text:span><text:span text:style-name="T8">read </text:span><text:span text:style-name="T8">all </text:span><text:span text:style-name="T8">of </text:span><text:span text:style-name="T8">the </text:span><text:span text:style-name="T8">prov</text:span><text:span text:style-name="T8">isio</text:span><text:span text:style-name="T8">ns </text:span><text:span text:style-name="T8">abo</text:span><text:span text:style-name="T8">ve, </text:span><text:span text:style-name="T8">fully </text:span><text:span text:style-name="T8">und</text:span><text:span text:style-name="T8">ersta</text:span><text:span text:style-name="T8">nd </text:span><text:span text:style-name="T8">the </text:span><text:span text:style-name="T8">term</text:span><text:span text:style-name="T8">s</text:span></text:p>
          </draw:text-box>
        </draw:frame>
        <draw:frame draw:style-name="gr11" draw:text-style-name="P12" draw:layer="layout" svg:width="18.603cm" svg:height="0.424cm" svg:x="1.101cm" svg:y="7.883cm">
          <draw:text-box>
            <text:p text:style-name="P11"><text:span text:style-name="T8">and </text:span><text:span text:style-name="T8">con</text:span><text:span text:style-name="T8">ditio</text:span><text:span text:style-name="T8">ns </text:span><text:span text:style-name="T8">expr</text:span><text:span text:style-name="T8">esse</text:span><text:span text:style-name="T8">d </text:span><text:span text:style-name="T8">ther</text:span><text:span text:style-name="T8">e, </text:span><text:span text:style-name="T8">and </text:span><text:span text:style-name="T8">do </text:span><text:span text:style-name="T8">freel</text:span><text:span text:style-name="T8">y </text:span><text:span text:style-name="T8">cho</text:span><text:span text:style-name="T8">ose </text:span><text:span text:style-name="T8">acce</text:span><text:span text:style-name="T8">ptan</text:span><text:span text:style-name="T8">ce </text:span><text:span text:style-name="T8">of </text:span><text:span text:style-name="T8">the </text:span><text:span text:style-name="T8">prov</text:span><text:span text:style-name="T8">isio</text:span><text:span text:style-name="T8">ns </text:span><text:span text:style-name="T8">of </text:span><text:span text:style-name="T8">the </text:span><text:span text:style-name="T8">fore</text:span><text:span text:style-name="T8">goin</text:span><text:span text:style-name="T8">g </text:span><text:span text:style-name="T8">para</text:span><text:span text:style-name="T8">grap</text:span><text:span text:style-name="T8">hs</text:span></text:p>
          </draw:text-box>
        </draw:frame>
        <draw:frame draw:style-name="gr11" draw:text-style-name="P12" draw:layer="layout" svg:width="19.264cm" svg:height="0.424cm" svg:x="1.101cm" svg:y="8.282cm">
          <draw:text-box>
            <text:p text:style-name="P11"><text:span text:style-name="T8">relat</text:span><text:span text:style-name="T8">ing </text:span><text:span text:style-name="T8">to </text:span><text:span text:style-name="T8">assu</text:span><text:span text:style-name="T8">mpti</text:span><text:span text:style-name="T8">on </text:span><text:span text:style-name="T8">of </text:span><text:span text:style-name="T8">risk, </text:span><text:span text:style-name="T8">rele</text:span><text:span text:style-name="T8">ase </text:span><text:span text:style-name="T8">of </text:span><text:span text:style-name="T8">liabi</text:span><text:span text:style-name="T8">lity, </text:span><text:span text:style-name="T8">cov</text:span><text:span text:style-name="T8">ena</text:span><text:span text:style-name="T8">nt </text:span><text:span text:style-name="T8">not </text:span><text:span text:style-name="T8">to </text:span><text:span text:style-name="T8">sue, </text:span><text:span text:style-name="T8">and </text:span><text:span text:style-name="T8">third </text:span><text:span text:style-name="T8">part</text:span><text:span text:style-name="T8">y </text:span><text:span text:style-name="T8">inde</text:span><text:span text:style-name="T8">mni</text:span><text:span text:style-name="T8">ficat</text:span><text:span text:style-name="T8">ion. </text:span><text:span text:style-name="T8">I am </text:span><text:span text:style-name="T8">awa</text:span><text:span text:style-name="T8">re</text:span></text:p>
          </draw:text-box>
        </draw:frame>
        <draw:line draw:style-name="gr3" draw:text-style-name="P13" draw:layer="layout" svg:x1="2.47cm" svg:y1="10.349cm" svg:x2="4.77cm" svg:y2="10.349cm">
          <text:p/>
        </draw:line>
        <draw:frame draw:style-name="gr11" draw:text-style-name="P12" draw:layer="layout" svg:width="18.658cm" svg:height="0.424cm" svg:x="1.101cm" svg:y="8.684cm">
          <draw:text-box>
            <text:p text:style-name="P11"><text:span text:style-name="T8">that </text:span><text:span text:style-name="T8">this </text:span><text:span text:style-name="T8">is a </text:span><text:span text:style-name="T8">rele</text:span><text:span text:style-name="T8">ase </text:span><text:span text:style-name="T8">of </text:span><text:span text:style-name="T8">liabi</text:span><text:span text:style-name="T8">lity </text:span><text:span text:style-name="T8">and </text:span><text:span text:style-name="T8">a </text:span><text:span text:style-name="T8">cont</text:span><text:span text:style-name="T8">ract </text:span><text:span text:style-name="T8">bet</text:span><text:span text:style-name="T8">wee</text:span><text:span text:style-name="T8">n </text:span><text:span text:style-name="T8">mys</text:span><text:span text:style-name="T8">elf </text:span><text:span text:style-name="T8">and </text:span><text:span text:style-name="T8">Prot</text:span><text:span text:style-name="T8">ospa</text:span><text:span text:style-name="T8">ce, </text:span><text:span text:style-name="T8">and </text:span><text:span text:style-name="T8">sign </text:span><text:span text:style-name="T8">it of </text:span><text:span text:style-name="T8">my </text:span><text:span text:style-name="T8">own </text:span><text:span text:style-name="T8">free </text:span><text:span text:style-name="T8">will.</text:span></text:p>
          </draw:text-box>
        </draw:frame>
        <draw:frame draw:style-name="gr11" draw:text-style-name="P12" draw:layer="layout" svg:width="1.272cm" svg:height="0.424cm" svg:x="1.101cm" svg:y="9.884cm">
          <draw:text-box>
            <text:p text:style-name="P11"><text:span text:style-name="T8">(initi</text:span><text:span text:style-name="T8">al)</text:span></text:p>
          </draw:text-box>
        </draw:frame>
        <draw:frame draw:style-name="gr11" draw:text-style-name="P12" draw:layer="layout" svg:width="19.259cm" svg:height="0.424cm" svg:x="1.101cm" svg:y="10.684cm">
          <draw:text-box>
            <text:p text:style-name="P11"><text:span text:style-name="T8">9. <text:s/>I </text:span><text:span text:style-name="T8">here</text:span><text:span text:style-name="T8">by </text:span><text:span text:style-name="T8">ack</text:span><text:span text:style-name="T8">now</text:span><text:span text:style-name="T8">ledg</text:span><text:span text:style-name="T8">e </text:span><text:span text:style-name="T8">the </text:span><text:span text:style-name="T8">dan</text:span><text:span text:style-name="T8">ger </text:span><text:span text:style-name="T8">invo</text:span><text:span text:style-name="T8">lved </text:span><text:span text:style-name="T8">in </text:span><text:span text:style-name="T8">parti</text:span><text:span text:style-name="T8">cipa</text:span><text:span text:style-name="T8">ting </text:span><text:span text:style-name="T8">at </text:span><text:span text:style-name="T8">Prot</text:span><text:span text:style-name="T8">ospa</text:span><text:span text:style-name="T8">ce, </text:span><text:span text:style-name="T8">and </text:span><text:span text:style-name="T8">agre</text:span><text:span text:style-name="T8">e to </text:span><text:span text:style-name="T8">assu</text:span><text:span text:style-name="T8">me </text:span><text:span text:style-name="T8">any </text:span><text:span text:style-name="T8">and </text:span><text:span text:style-name="T8">all </text:span><text:span text:style-name="T8">risks</text:span></text:p>
          </draw:text-box>
        </draw:frame>
        <draw:line draw:style-name="gr3" draw:text-style-name="P13" draw:layer="layout" svg:x1="2.47cm" svg:y1="12.748cm" svg:x2="4.77cm" svg:y2="12.748cm">
          <text:p/>
        </draw:line>
        <draw:frame draw:style-name="gr11" draw:text-style-name="P12" draw:layer="layout" svg:width="14.793cm" svg:height="0.424cm" svg:x="1.101cm" svg:y="11.083cm">
          <draw:text-box>
            <text:p text:style-name="P11"><text:span text:style-name="T8">of </text:span><text:span text:style-name="T8">bodi</text:span><text:span text:style-name="T8">ly </text:span><text:span text:style-name="T8">injur</text:span><text:span text:style-name="T8">y, </text:span><text:span text:style-name="T8">deat</text:span><text:span text:style-name="T8">h or </text:span><text:span text:style-name="T8">prop</text:span><text:span text:style-name="T8">erty </text:span><text:span text:style-name="T8">dam</text:span><text:span text:style-name="T8">age, </text:span><text:span text:style-name="T8">whe</text:span><text:span text:style-name="T8">ther </text:span><text:span text:style-name="T8">thos</text:span><text:span text:style-name="T8">e </text:span><text:span text:style-name="T8">risks </text:span><text:span text:style-name="T8">are </text:span><text:span text:style-name="T8">kno</text:span><text:span text:style-name="T8">wn </text:span><text:span text:style-name="T8">or </text:span><text:span text:style-name="T8">unk</text:span><text:span text:style-name="T8">now</text:span><text:span text:style-name="T8">n.</text:span></text:p>
          </draw:text-box>
        </draw:frame>
        <draw:frame draw:style-name="gr11" draw:text-style-name="P12" draw:layer="layout" svg:width="1.272cm" svg:height="0.424cm" svg:x="1.101cm" svg:y="12.282cm">
          <draw:text-box>
            <text:p text:style-name="P11"><text:span text:style-name="T8">(initi</text:span><text:span text:style-name="T8">al)</text:span></text:p>
          </draw:text-box>
        </draw:frame>
        <draw:line draw:style-name="gr3" draw:text-style-name="P13" draw:layer="layout" svg:x1="2.47cm" svg:y1="14.749cm" svg:x2="4.77cm" svg:y2="14.749cm">
          <text:p/>
        </draw:line>
        <draw:frame draw:style-name="gr11" draw:text-style-name="P12" draw:layer="layout" svg:width="14.196cm" svg:height="0.424cm" svg:x="1.101cm" svg:y="13.083cm">
          <draw:text-box>
            <text:p text:style-name="P11"><text:span text:style-name="T8">10. I </text:span><text:span text:style-name="T8">here</text:span><text:span text:style-name="T8">by </text:span><text:span text:style-name="T8">ack</text:span><text:span text:style-name="T8">now</text:span><text:span text:style-name="T8">ledg</text:span><text:span text:style-name="T8">e </text:span><text:span text:style-name="T8">that </text:span><text:span text:style-name="T8">I </text:span><text:span text:style-name="T8">hav</text:span><text:span text:style-name="T8">e </text:span><text:span text:style-name="T8">bee</text:span><text:span text:style-name="T8">n </text:span><text:span text:style-name="T8">sho</text:span><text:span text:style-name="T8">wn </text:span><text:span text:style-name="T8">the </text:span><text:span text:style-name="T8">safet</text:span><text:span text:style-name="T8">y </text:span><text:span text:style-name="T8">equi</text:span><text:span text:style-name="T8">pme</text:span><text:span text:style-name="T8">nt in </text:span><text:span text:style-name="T8">the </text:span><text:span text:style-name="T8">spac</text:span><text:span text:style-name="T8">e.</text:span></text:p>
          </draw:text-box>
        </draw:frame>
        <draw:frame draw:style-name="gr11" draw:text-style-name="P12" draw:layer="layout" svg:width="1.272cm" svg:height="0.424cm" svg:x="1.101cm" svg:y="14.283cm">
          <draw:text-box>
            <text:p text:style-name="P11"><text:span text:style-name="T8">(initi</text:span><text:span text:style-name="T8">al)</text:span></text:p>
          </draw:text-box>
        </draw:frame>
        <draw:frame draw:style-name="gr11" draw:text-style-name="P12" draw:layer="layout" svg:width="18.434cm" svg:height="0.424cm" svg:x="1.101cm" svg:y="15.084cm">
          <draw:text-box>
            <text:p text:style-name="P11"><text:span text:style-name="T8">In </text:span><text:span text:style-name="T8">ente</text:span><text:span text:style-name="T8">ring </text:span><text:span text:style-name="T8">into </text:span><text:span text:style-name="T8">this </text:span><text:span text:style-name="T8">Rele</text:span><text:span text:style-name="T8">ase </text:span><text:span text:style-name="T8">Agr</text:span><text:span text:style-name="T8">eem</text:span><text:span text:style-name="T8">ent, </text:span><text:span text:style-name="T8">I am </text:span><text:span text:style-name="T8">not </text:span><text:span text:style-name="T8">relyi</text:span><text:span text:style-name="T8">ng </text:span><text:span text:style-name="T8">on </text:span><text:span text:style-name="T8">any </text:span><text:span text:style-name="T8">oral </text:span><text:span text:style-name="T8">or </text:span><text:span text:style-name="T8">writt</text:span><text:span text:style-name="T8">en </text:span><text:span text:style-name="T8">repr</text:span><text:span text:style-name="T8">esen</text:span><text:span text:style-name="T8">tatio</text:span><text:span text:style-name="T8">ns </text:span><text:span text:style-name="T8">or </text:span><text:span text:style-name="T8">state</text:span><text:span text:style-name="T8">men</text:span><text:span text:style-name="T8">ts</text:span></text:p>
          </draw:text-box>
        </draw:frame>
        <draw:frame draw:style-name="gr11" draw:text-style-name="P12" draw:layer="layout" svg:width="17.117cm" svg:height="0.424cm" svg:x="1.101cm" svg:y="15.482cm">
          <draw:text-box>
            <text:p text:style-name="P11"><text:span text:style-name="T8">mad</text:span><text:span text:style-name="T8">e by </text:span><text:span text:style-name="T8">Prot</text:span><text:span text:style-name="T8">ospa</text:span><text:span text:style-name="T8">ce, </text:span><text:span text:style-name="T8">its </text:span><text:span text:style-name="T8">me</text:span><text:span text:style-name="T8">mbe</text:span><text:span text:style-name="T8">rs, </text:span><text:span text:style-name="T8">offic</text:span><text:span text:style-name="T8">ers, </text:span><text:span text:style-name="T8">boar</text:span><text:span text:style-name="T8">d </text:span><text:span text:style-name="T8">me</text:span><text:span text:style-name="T8">mbe</text:span><text:span text:style-name="T8">rs, </text:span><text:span text:style-name="T8">or </text:span><text:span text:style-name="T8">age</text:span><text:span text:style-name="T8">nts </text:span><text:span text:style-name="T8">with </text:span><text:span text:style-name="T8">the </text:span><text:span text:style-name="T8">resp</text:span><text:span text:style-name="T8">ect </text:span><text:span text:style-name="T8">to </text:span><text:span text:style-name="T8">the </text:span><text:span text:style-name="T8">safet</text:span><text:span text:style-name="T8">y of</text:span></text:p>
          </draw:text-box>
        </draw:frame>
        <draw:frame draw:style-name="gr11" draw:text-style-name="P12" draw:layer="layout" svg:width="13.125cm" svg:height="0.424cm" svg:x="1.101cm" svg:y="15.884cm">
          <draw:text-box>
            <text:p text:style-name="P11"><text:span text:style-name="T8">Prot</text:span><text:span text:style-name="T8">ospa</text:span><text:span text:style-name="T8">ce's </text:span><text:span text:style-name="T8">acti</text:span><text:span text:style-name="T8">vitie</text:span><text:span text:style-name="T8">s, </text:span><text:span text:style-name="T8">othe</text:span><text:span text:style-name="T8">r </text:span><text:span text:style-name="T8">than </text:span><text:span text:style-name="T8">wha</text:span><text:span text:style-name="T8">t is </text:span><text:span text:style-name="T8">set </text:span><text:span text:style-name="T8">fort</text:span><text:span text:style-name="T8">h in </text:span><text:span text:style-name="T8">this </text:span><text:span text:style-name="T8">Rele</text:span><text:span text:style-name="T8">ase </text:span><text:span text:style-name="T8">Agr</text:span><text:span text:style-name="T8">eem</text:span><text:span text:style-name="T8">ent.</text:span></text:p>
          </draw:text-box>
        </draw:frame>
        <draw:frame draw:style-name="gr11" draw:text-style-name="P12" draw:layer="layout" svg:width="17.93cm" svg:height="0.424cm" svg:x="1.101cm" svg:y="16.682cm">
          <draw:text-box>
            <text:p text:style-name="P11"><text:span text:style-name="T8">I </text:span><text:span text:style-name="T8">CO</text:span><text:span text:style-name="T8">NFI</text:span><text:span text:style-name="T8">RM </text:span><text:span text:style-name="T8">TH</text:span><text:span text:style-name="T8">AT </text:span><text:span text:style-name="T8">I </text:span><text:span text:style-name="T8">HA</text:span><text:span text:style-name="T8">VE </text:span><text:span text:style-name="T8">RE</text:span><text:span text:style-name="T8">AD </text:span><text:span text:style-name="T8">AN</text:span><text:span text:style-name="T8">D </text:span><text:span text:style-name="T8">UN</text:span><text:span text:style-name="T8">DE</text:span><text:span text:style-name="T8">RS</text:span><text:span text:style-name="T8">TO</text:span><text:span text:style-name="T8">OD </text:span><text:span text:style-name="T8">THI</text:span><text:span text:style-name="T8">S </text:span><text:span text:style-name="T8">RE</text:span><text:span text:style-name="T8">LE</text:span><text:span text:style-name="T8">AS</text:span><text:span text:style-name="T8">E </text:span><text:span text:style-name="T8">AG</text:span><text:span text:style-name="T8">RE</text:span><text:span text:style-name="T8">EM</text:span><text:span text:style-name="T8">EN</text:span><text:span text:style-name="T8">T </text:span><text:span text:style-name="T8">PRI</text:span><text:span text:style-name="T8">OR </text:span><text:span text:style-name="T8">TO</text:span></text:p>
          </draw:text-box>
        </draw:frame>
        <draw:frame draw:style-name="gr11" draw:text-style-name="P12" draw:layer="layout" svg:width="18.582cm" svg:height="0.424cm" svg:x="1.101cm" svg:y="17.084cm">
          <draw:text-box>
            <text:p text:style-name="P11"><text:span text:style-name="T8">SIG</text:span><text:span text:style-name="T8">NIN</text:span><text:span text:style-name="T8">G </text:span><text:span text:style-name="T8">IT, </text:span><text:span text:style-name="T8">AN</text:span><text:span text:style-name="T8">D I </text:span><text:span text:style-name="T8">AM </text:span><text:span text:style-name="T8">AW</text:span><text:span text:style-name="T8">AR</text:span><text:span text:style-name="T8">E </text:span><text:span text:style-name="T8">TH</text:span><text:span text:style-name="T8">AT </text:span><text:span text:style-name="T8">BY </text:span><text:span text:style-name="T8">SIG</text:span><text:span text:style-name="T8">NIN</text:span><text:span text:style-name="T8">G </text:span><text:span text:style-name="T8">THI</text:span><text:span text:style-name="T8">S </text:span><text:span text:style-name="T8">RE</text:span><text:span text:style-name="T8">LE</text:span><text:span text:style-name="T8">AS</text:span><text:span text:style-name="T8">E </text:span><text:span text:style-name="T8">AG</text:span><text:span text:style-name="T8">RE</text:span><text:span text:style-name="T8">EM</text:span><text:span text:style-name="T8">EN</text:span><text:span text:style-name="T8">T I </text:span><text:span text:style-name="T8">AM </text:span><text:span text:style-name="T8">WA</text:span><text:span text:style-name="T8">IVI</text:span><text:span text:style-name="T8">NG</text:span></text:p>
          </draw:text-box>
        </draw:frame>
        <draw:frame draw:style-name="gr11" draw:text-style-name="P12" draw:layer="layout" svg:width="19.154cm" svg:height="0.424cm" svg:x="1.101cm" svg:y="17.482cm">
          <draw:text-box>
            <text:p text:style-name="P11"><text:span text:style-name="T8">CE</text:span><text:span text:style-name="T8">RT</text:span><text:span text:style-name="T8">AIN </text:span><text:span text:style-name="T8">LE</text:span><text:span text:style-name="T8">GA</text:span><text:span text:style-name="T8">L </text:span><text:span text:style-name="T8">RIG</text:span><text:span text:style-name="T8">HT</text:span><text:span text:style-name="T8">S </text:span><text:span text:style-name="T8">WH</text:span><text:span text:style-name="T8">ICH </text:span><text:span text:style-name="T8">I </text:span><text:span text:style-name="T8">OR </text:span><text:span text:style-name="T8">MY </text:span><text:span text:style-name="T8">HEI</text:span><text:span text:style-name="T8">RS, </text:span><text:span text:style-name="T8">NE</text:span><text:span text:style-name="T8">XT </text:span><text:span text:style-name="T8">OF </text:span><text:span text:style-name="T8">KIN</text:span><text:span text:style-name="T8">, </text:span><text:span text:style-name="T8">EX</text:span><text:span text:style-name="T8">EC</text:span><text:span text:style-name="T8">UT</text:span><text:span text:style-name="T8">OR</text:span><text:span text:style-name="T8">S, </text:span><text:span text:style-name="T8">AD</text:span><text:span text:style-name="T8">MI</text:span><text:span text:style-name="T8">NIS</text:span><text:span text:style-name="T8">TR</text:span><text:span text:style-name="T8">AT</text:span><text:span text:style-name="T8">OR</text:span><text:span text:style-name="T8">S,</text:span></text:p>
          </draw:text-box>
        </draw:frame>
        <draw:polygon draw:style-name="gr3" draw:text-style-name="P4" draw:layer="layout" svg:width="19.5cm" svg:height="1.002cm" svg:x="0.999cm" svg:y="18.948cm" svg:viewBox="0 0 19501 1003" draw:points="0,0 19501,0 19501,1003 0,1003">
          <text:p/>
        </draw:polygon>
        <draw:frame draw:style-name="gr11" draw:text-style-name="P12" draw:layer="layout" svg:width="17.951cm" svg:height="0.424cm" svg:x="1.101cm" svg:y="17.885cm">
          <draw:text-box>
            <text:p text:style-name="P11"><text:span text:style-name="T8">AS</text:span><text:span text:style-name="T8">SIG</text:span><text:span text:style-name="T8">NS, </text:span><text:span text:style-name="T8">AN</text:span><text:span text:style-name="T8">D </text:span><text:span text:style-name="T8">RE</text:span><text:span text:style-name="T8">PR</text:span><text:span text:style-name="T8">ESE</text:span><text:span text:style-name="T8">NT</text:span><text:span text:style-name="T8">ATI</text:span><text:span text:style-name="T8">VE</text:span><text:span text:style-name="T8">S </text:span><text:span text:style-name="T8">MA</text:span><text:span text:style-name="T8">Y </text:span><text:span text:style-name="T8">HA</text:span><text:span text:style-name="T8">VE </text:span><text:span text:style-name="T8">AG</text:span><text:span text:style-name="T8">AIN</text:span><text:span text:style-name="T8">ST </text:span><text:span text:style-name="T8">CA</text:span><text:span text:style-name="T8">LG</text:span><text:span text:style-name="T8">AR</text:span><text:span text:style-name="T8">Y </text:span><text:span text:style-name="T8">PR</text:span><text:span text:style-name="T8">OT</text:span><text:span text:style-name="T8">OS</text:span><text:span text:style-name="T8">PA</text:span><text:span text:style-name="T8">CE </text:span><text:span text:style-name="T8">LT</text:span><text:span text:style-name="T8">D, </text:span><text:span text:style-name="T8">ITS</text:span></text:p>
          </draw:text-box>
        </draw:frame>
        <draw:frame draw:style-name="gr11" draw:text-style-name="P12" draw:layer="layout" svg:width="9.514cm" svg:height="0.424cm" svg:x="1.101cm" svg:y="18.283cm">
          <draw:text-box>
            <text:p text:style-name="P11"><text:span text:style-name="T8">ME</text:span><text:span text:style-name="T8">MB</text:span><text:span text:style-name="T8">ER</text:span><text:span text:style-name="T8">S, </text:span><text:span text:style-name="T8">OF</text:span><text:span text:style-name="T8">FIC</text:span><text:span text:style-name="T8">ER</text:span><text:span text:style-name="T8">S, </text:span><text:span text:style-name="T8">DIR</text:span><text:span text:style-name="T8">EC</text:span><text:span text:style-name="T8">TO</text:span><text:span text:style-name="T8">RS, </text:span><text:span text:style-name="T8">OR </text:span><text:span text:style-name="T8">AG</text:span><text:span text:style-name="T8">EN</text:span><text:span text:style-name="T8">TS.</text:span></text:p>
          </draw:text-box>
        </draw:frame>
        <draw:polygon draw:style-name="gr3" draw:text-style-name="P4" draw:layer="layout" svg:width="15cm" svg:height="1.001cm" svg:x="0.999cm" svg:y="19.95cm" svg:viewBox="0 0 15001 1002" draw:points="0,0 15001,0 15001,1002 0,1002">
          <text:p/>
        </draw:polygon>
        <draw:frame draw:style-name="gr4" draw:text-style-name="P5" draw:layer="layout" svg:width="3.016cm" svg:height="0.285cm" svg:x="1.199cm" svg:y="19.045cm">
          <draw:text-box>
            <text:p text:style-name="P2"><text:span text:style-name="T2">Partic</text:span><text:span text:style-name="T2">ipant </text:span><text:span text:style-name="T2">Name </text:span><text:span text:style-name="T2">- Print</text:span></text:p>
          </draw:text-box>
        </draw:frame>
        <draw:frame draw:style-name="gr12" draw:text-style-name="P10" draw:layer="layout" svg:width="0.493cm" svg:height="0.496cm" svg:x="7.299cm" svg:y="19.412cm">
          <draw:text-box>
            <text:p text:style-name="P2"><text:span text:style-name="T9"><text:s/></text:span></text:p>
          </draw:text-box>
        </draw:frame>
        <draw:frame draw:style-name="gr4" draw:text-style-name="P5" draw:layer="layout" svg:width="1.213cm" svg:height="0.285cm" svg:x="1.199cm" svg:y="20.044cm">
          <draw:text-box>
            <text:p text:style-name="P2"><text:span text:style-name="T2">Signa</text:span><text:span text:style-name="T2">ture</text:span></text:p>
          </draw:text-box>
        </draw:frame>
        <draw:polygon draw:style-name="gr3" draw:text-style-name="P13" draw:layer="layout" svg:width="7.5cm" svg:height="1cm" svg:x="0.999cm" svg:y="22.45cm" svg:viewBox="0 0 7501 1001" draw:points="0,0 7501,0 7501,1001 0,1001">
          <text:p/>
        </draw:polygon>
        <draw:frame draw:style-name="gr11" draw:text-style-name="P12" draw:layer="layout" svg:width="19.044cm" svg:height="0.424cm" svg:x="1.101cm" svg:y="21.483cm">
          <draw:text-box>
            <text:p text:style-name="P11"><text:span text:style-name="T8">The </text:span><text:span text:style-name="T8">follo</text:span><text:span text:style-name="T8">win</text:span><text:span text:style-name="T8">g </text:span><text:span text:style-name="T8">me</text:span><text:span text:style-name="T8">mbe</text:span><text:span text:style-name="T8">r </text:span><text:span text:style-name="T8">certi</text:span><text:span text:style-name="T8">fies </text:span><text:span text:style-name="T8">that </text:span><text:span text:style-name="T8">the </text:span><text:span text:style-name="T8">parti</text:span><text:span text:style-name="T8">cipa</text:span><text:span text:style-name="T8">nt </text:span><text:span text:style-name="T8">has </text:span><text:span text:style-name="T8">bee</text:span><text:span text:style-name="T8">n </text:span><text:span text:style-name="T8">sho</text:span><text:span text:style-name="T8">wn </text:span><text:span text:style-name="T8">the </text:span><text:span text:style-name="T8">eme</text:span><text:span text:style-name="T8">rgen</text:span><text:span text:style-name="T8">cy </text:span><text:span text:style-name="T8">exits </text:span><text:span text:style-name="T8">and </text:span><text:span text:style-name="T8">safet</text:span><text:span text:style-name="T8">y </text:span><text:span text:style-name="T8">equi</text:span><text:span text:style-name="T8">pme</text:span><text:span text:style-name="T8">nt in</text:span></text:p>
          </draw:text-box>
        </draw:frame>
        <draw:polygon draw:style-name="gr3" draw:text-style-name="P13" draw:layer="layout" svg:width="7.499cm" svg:height="1cm" svg:x="8.5cm" svg:y="22.45cm" svg:viewBox="0 0 7500 1001" draw:points="0,0 7500,0 7500,1001 0,1001">
          <text:p/>
        </draw:polygon>
        <draw:frame draw:style-name="gr14" draw:text-style-name="P12" draw:layer="layout" svg:width="19.199cm" svg:height="0.424cm" svg:x="1.101cm" svg:y="21.881cm">
          <draw:text-box>
            <text:p text:style-name="P11"><text:span text:style-name="T8">the </text:span><text:span text:style-name="T8">facil</text:span><text:span text:style-name="T8">ity, </text:span><text:span text:style-name="T8">and </text:span><text:span text:style-name="T8">has </text:span><text:span text:style-name="T8">bee</text:span><text:span text:style-name="T8">n </text:span><text:span text:style-name="T8">give</text:span><text:span text:style-name="T8">n an </text:span><text:span text:style-name="T8">opp</text:span><text:span text:style-name="T8">ortu</text:span><text:span text:style-name="T8">nity </text:span><text:span text:style-name="T8">to </text:span><text:span text:style-name="T8">exa</text:span><text:span text:style-name="T8">min</text:span><text:span text:style-name="T8">e </text:span><text:span text:style-name="T8">this </text:span><text:span text:style-name="T8">doc</text:span><text:span text:style-name="T8">ume</text:span><text:span text:style-name="T8">nt </text:span><text:span text:style-name="T8">and </text:span><text:span text:style-name="T8">app</text:span><text:span text:style-name="T8">ears </text:span><text:span text:style-name="T8">to </text:span><text:span text:style-name="T8">und</text:span><text:span text:style-name="T8">ersta</text:span><text:span text:style-name="T8">nd </text:span><text:span text:style-name="T8">its </text:span><text:span text:style-name="T8">cont</text:span><text:span text:style-name="T8">ents.</text:span></text:p>
          </draw:text-box>
        </draw:frame>
        <draw:frame draw:style-name="gr15" draw:text-style-name="P5" draw:layer="layout" svg:width="3.749cm" svg:height="0.569cm" svg:x="1.199cm" svg:y="22.543cm">
          <draw:text-box>
            <text:p text:style-name="P2"><text:span text:style-name="T2">Touri</text:span><text:span text:style-name="T2">ng </text:span><text:span text:style-name="T2">Mem</text:span><text:span text:style-name="T2">ber </text:span><text:span text:style-name="T2">Name </text:span><text:span text:style-name="T2">- Print</text:span></text:p>
          </draw:text-box>
        </draw:frame>
        <draw:frame draw:style-name="gr4" draw:text-style-name="P5" draw:layer="layout" svg:width="3.368cm" svg:height="0.285cm" svg:x="8.701cm" svg:y="22.543cm">
          <draw:text-box>
            <text:p text:style-name="P2"><text:span text:style-name="T2">Touri</text:span><text:span text:style-name="T2">ng </text:span><text:span text:style-name="T2">Mem</text:span><text:span text:style-name="T2">ber </text:span><text:span text:style-name="T2">Signa</text:span><text:span text:style-name="T2">ture</text:span></text:p>
          </draw:text-box>
        </draw:frame>
        <draw:frame draw:style-name="gr16" draw:text-style-name="P14" draw:layer="layout" svg:width="7.699cm" svg:height="0.424cm" svg:x="1.101cm" svg:y="23.984cm">
          <draw:text-box>
            <text:p text:style-name="P11"><text:span text:style-name="T8">In </text:span><text:span text:style-name="T8">the </text:span><text:span text:style-name="T8">case </text:span><text:span text:style-name="T8">of a </text:span><text:span text:style-name="T8">parti</text:span><text:span text:style-name="T8">cipa</text:span><text:span text:style-name="T8">nt </text:span><text:span text:style-name="T8">who </text:span><text:span text:style-name="T8">is a </text:span><text:span text:style-name="T8">min</text:span><text:span text:style-name="T8">or:</text:span></text:p>
          </draw:text-box>
        </draw:frame>
        <draw:polygon draw:style-name="gr3" draw:text-style-name="P4" draw:layer="layout" svg:width="7.501cm" svg:height="1.001cm" svg:x="0.999cm" svg:y="25.449cm" svg:viewBox="0 0 7502 1002" draw:points="0,0 7502,0 7502,1002 0,1002">
          <text:p/>
        </draw:polygon>
        <draw:frame draw:style-name="gr11" draw:text-style-name="P12" draw:layer="layout" svg:width="19.192cm" svg:height="0.424cm" svg:x="1.101cm" svg:y="24.583cm">
          <draw:text-box>
            <text:p text:style-name="P11"><text:span text:style-name="T8">I </text:span><text:span text:style-name="T8">ack</text:span><text:span text:style-name="T8">now</text:span><text:span text:style-name="T8">ledg</text:span><text:span text:style-name="T8">e </text:span><text:span text:style-name="T8">and </text:span><text:span text:style-name="T8">agre</text:span><text:span text:style-name="T8">e to </text:span><text:span text:style-name="T8">be </text:span><text:span text:style-name="T8">bou</text:span><text:span text:style-name="T8">nd </text:span><text:span text:style-name="T8">by </text:span><text:span text:style-name="T8">the </text:span><text:span text:style-name="T8">term</text:span><text:span text:style-name="T8">s of </text:span><text:span text:style-name="T8">this </text:span><text:span text:style-name="T8">agre</text:span><text:span text:style-name="T8">eme</text:span><text:span text:style-name="T8">nt </text:span><text:span text:style-name="T8">both </text:span><text:span text:style-name="T8">for </text:span><text:span text:style-name="T8">mys</text:span><text:span text:style-name="T8">elf, </text:span><text:span text:style-name="T8">and </text:span><text:span text:style-name="T8">on </text:span><text:span text:style-name="T8">the </text:span><text:span text:style-name="T8">part </text:span><text:span text:style-name="T8">of </text:span><text:span text:style-name="T8">the </text:span><text:span text:style-name="T8">min</text:span><text:span text:style-name="T8">or</text:span></text:p>
          </draw:text-box>
        </draw:frame>
        <draw:polygon draw:style-name="gr3" draw:text-style-name="P4" draw:layer="layout" svg:width="7.501cm" svg:height="1.001cm" svg:x="8.5cm" svg:y="25.449cm" svg:viewBox="0 0 7502 1002" draw:points="0,0 7502,0 7502,1002 0,1002">
          <text:p/>
        </draw:polygon>
        <draw:frame draw:style-name="gr11" draw:text-style-name="P12" draw:layer="layout" svg:width="4.227cm" svg:height="0.424cm" svg:x="1.101cm" svg:y="24.985cm">
          <draw:text-box>
            <text:p text:style-name="P11"><text:span text:style-name="T8">nam</text:span><text:span text:style-name="T8">ed </text:span><text:span text:style-name="T8">as </text:span><text:span text:style-name="T8">the </text:span><text:span text:style-name="T8">parti</text:span><text:span text:style-name="T8">cipa</text:span><text:span text:style-name="T8">nt.</text:span></text:p>
          </draw:text-box>
        </draw:frame>
        <draw:polygon draw:style-name="gr3" draw:text-style-name="P13" draw:layer="layout" svg:width="4.502cm" svg:height="1.001cm" svg:x="15.999cm" svg:y="25.449cm" svg:viewBox="0 0 4503 1002" draw:points="0,0 4503,0 4503,1002 0,1002">
          <text:p/>
        </draw:polygon>
        <draw:frame draw:style-name="gr4" draw:text-style-name="P5" draw:layer="layout" svg:width="4.079cm" svg:height="0.285cm" svg:x="1.199cm" svg:y="25.543cm">
          <draw:text-box>
            <text:p text:style-name="P2"><text:span text:style-name="T2">Paren</text:span><text:span text:style-name="T2">t or </text:span><text:span text:style-name="T2">Guar</text:span><text:span text:style-name="T2">dian </text:span><text:span text:style-name="T2">Name </text:span><text:span text:style-name="T2">- Print</text:span></text:p>
          </draw:text-box>
        </draw:frame>
        <draw:frame draw:style-name="gr4" draw:text-style-name="P5" draw:layer="layout" svg:width="3.698cm" svg:height="0.285cm" svg:x="8.7cm" svg:y="25.543cm">
          <draw:text-box>
            <text:p text:style-name="P2"><text:span text:style-name="T2">Paren</text:span><text:span text:style-name="T2">t or </text:span><text:span text:style-name="T2">Guar</text:span><text:span text:style-name="T2">dian </text:span><text:span text:style-name="T2">Signa</text:span><text:span text:style-name="T2">ture</text:span></text:p>
          </draw:text-box>
        </draw:frame>
        <draw:frame draw:style-name="gr4" draw:text-style-name="P5" draw:layer="layout" svg:width="2.694cm" svg:height="0.285cm" svg:x="16.2cm" svg:y="25.543cm">
          <draw:text-box>
            <text:p text:style-name="P2"><text:span text:style-name="T2">Date </text:span><text:span text:style-name="T2">(YYY</text:span><text:span text:style-name="T2">Y-</text:span><text:span text:style-name="T2">MM-</text:span><text:span text:style-name="T2">DD)</text:span></text:p>
          </draw:text-box>
        </draw:frame>
        <draw:polygon draw:style-name="gr3" draw:text-style-name="P13" draw:layer="layout" svg:width="4.499cm" svg:height="1cm" svg:x="16cm" svg:y="22.451cm" svg:viewBox="0 0 4500 1001" draw:points="0,0 4500,0 4500,1001 0,1001">
          <text:p/>
        </draw:polygon>
        <draw:frame draw:style-name="gr4" draw:text-style-name="P5" draw:layer="layout" svg:width="2.694cm" svg:height="0.285cm" svg:x="16.201cm" svg:y="22.544cm">
          <draw:text-box>
            <text:p text:style-name="P2"><text:span text:style-name="T2">Date </text:span><text:span text:style-name="T2">(YYY</text:span><text:span text:style-name="T2">Y-</text:span><text:span text:style-name="T2">MM-</text:span><text:span text:style-name="T2">DD)</text:span></text:p>
          </draw:text-box>
        </draw:frame>
        <draw:polygon draw:style-name="gr3" draw:text-style-name="P4" draw:layer="layout" svg:width="4.499cm" svg:height="1.001cm" svg:x="16cm" svg:y="19.95cm" svg:viewBox="0 0 4500 1002" draw:points="0,0 4500,0 4500,1002 0,1002">
          <text:p/>
        </draw:polygon>
        <draw:frame draw:style-name="gr4" draw:text-style-name="P5" draw:layer="layout" svg:width="2.694cm" svg:height="0.285cm" svg:x="16.2cm" svg:y="20.044cm">
          <draw:text-box>
            <text:p text:style-name="P2"><text:span text:style-name="T2">Date </text:span><text:span text:style-name="T2">(YYY</text:span><text:span text:style-name="T2">Y-</text:span><text:span text:style-name="T2">MM-</text:span><text:span text:style-name="T2">DD)</text:span></text:p>
          </draw:text-box>
        </draw:frame>
        <draw:frame draw:style-name="gr10" draw:text-style-name="P5" draw:layer="layout" svg:width="2.19cm" svg:height="1.24cm" svg:x="19.4cm" svg:y="26.7cm">
          <draw:text-box>
            <text:p text:style-name="P2"><text:span text:style-name="T2">Page </text:span><text:span text:style-name="T2">3/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NimbusRomanRegular1" svg:font-family="NimbusRomanRegular"/>
    <style:font-face style:name="NimbusSans1" svg:font-family="NimbusSans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Nimbus Roman" svg:font-family="'Nimbus Roman'" style:font-pitch="variable"/>
    <style:font-face style:name="NimbusRoman" svg:font-family="NimbusRoman" style:font-pitch="variable"/>
    <style:font-face style:name="NimbusRomanRegular" svg:font-family="NimbusRomanRegular" style:font-pitch="variable"/>
    <style:font-face style:name="NimbusSans" svg:font-family="Nimbus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5T17:19:49.065367749</dc:date>
    <meta:editing-duration>PT2M20S</meta:editing-duration>
    <meta:editing-cycles>3</meta:editing-cycles>
    <meta:generator>LibreOffice/6.4.5.2$Linux_X86_64 LibreOffice_project/40$Build-2</meta:generator>
    <meta:document-statistic meta:object-count="197"/>
  </office:meta>
</office:document-meta>
</file>